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2118in" fo:margin-left="-0.075in" fo:margin-top="0in" fo:margin-bottom="0in" table:align="left" style:writing-mode="lr-tb"/>
    </style:style>
    <style:style style:name="Table1.A" style:family="table-column">
      <style:table-column-properties style:column-width="1.1035in"/>
    </style:style>
    <style:style style:name="Table1.B" style:family="table-column">
      <style:table-column-properties style:column-width="1.4271in"/>
    </style:style>
    <style:style style:name="Table1.C" style:family="table-column">
      <style:table-column-properties style:column-width="2.1451in"/>
    </style:style>
    <style:style style:name="Table1.D" style:family="table-column">
      <style:table-column-properties style:column-width="1.535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3f3f3" fo:padding-left="0.075in" fo:padding-right="0.075in" fo:padding-top="0in" fo:padding-bottom="0in" fo:border="0.0139in solid #000001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0139in solid #000001"/>
    </style:style>
    <style:style style:name="Table2" style:family="table">
      <style:table-properties style:width="6.1875in" fo:margin-left="-0.075in" fo:margin-top="0in" fo:margin-bottom="0in" table:align="left" style:writing-mode="lr-tb"/>
    </style:style>
    <style:style style:name="Table2.A" style:family="table-column">
      <style:table-column-properties style:column-width="0.7493in"/>
    </style:style>
    <style:style style:name="Table2.B" style:family="table-column">
      <style:table-column-properties style:column-width="5.437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cfe2f3" fo:padding-left="0.075in" fo:padding-right="0.075in" fo:padding-top="0in" fo:padding-bottom="0in" fo:border="0.0139in solid #000001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="0.0139in solid #000001"/>
    </style:style>
    <style:style style:name="Table3" style:family="table">
      <style:table-properties style:width="6.1917in" fo:margin-left="-0.075in" fo:margin-top="0in" fo:margin-bottom="0in" table:align="left" style:writing-mode="lr-tb"/>
    </style:style>
    <style:style style:name="Table3.A" style:family="table-column">
      <style:table-column-properties style:column-width="1.4278in"/>
    </style:style>
    <style:style style:name="Table3.D" style:family="table-column">
      <style:table-column-properties style:column-width="1.9076in"/>
    </style:style>
    <style:style style:name="Table3.1" style:family="table-row">
      <style:table-row-properties style:min-row-height="0.2118in" style:keep-together="true" fo:keep-together="auto"/>
    </style:style>
    <style:style style:name="Table3.A1" style:family="table-cell">
      <style:table-cell-properties fo:background-color="#cfe2f3" fo:padding-left="0.075in" fo:padding-right="0.075in" fo:padding-top="0in" fo:padding-bottom="0in" fo:border="0.0139in solid #000001">
        <style:background-image/>
      </style:table-cell-properties>
    </style:style>
    <style:style style:name="Table3.2" style:family="table-row">
      <style:table-row-properties style:min-row-height="0.6611in" style:keep-together="true" fo:keep-together="auto"/>
    </style:style>
    <style:style style:name="Table3.A2" style:family="table-cell">
      <style:table-cell-properties fo:padding-left="0.075in" fo:padding-right="0.075in" fo:padding-top="0in" fo:padding-bottom="0in" fo:border="0.0139in solid #000001"/>
    </style:style>
    <style:style style:name="Table4" style:family="table">
      <style:table-properties style:width="6.1944in" fo:margin-left="-0.075in" fo:margin-top="0in" fo:margin-bottom="0in" table:align="left" style:writing-mode="lr-tb"/>
    </style:style>
    <style:style style:name="Table4.A" style:family="table-column">
      <style:table-column-properties style:column-width="1.3486in"/>
    </style:style>
    <style:style style:name="Table4.B" style:family="table-column">
      <style:table-column-properties style:column-width="4.845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cfe2f3" fo:padding-left="0.075in" fo:padding-right="0.075in" fo:padding-top="0in" fo:padding-bottom="0in" fo:border="0.0139in solid #000001">
        <style:background-image/>
      </style:table-cell-properties>
    </style:style>
    <style:style style:name="Table4.A2" style:family="table-cell">
      <style:table-cell-properties fo:padding-left="0.075in" fo:padding-right="0.075in" fo:padding-top="0in" fo:padding-bottom="0in" fo:border="0.0139in solid #000001"/>
    </style:style>
    <style:style style:name="Table5" style:family="table">
      <style:table-properties style:width="6.1875in" fo:margin-left="-0.075in" fo:margin-top="0in" fo:margin-bottom="0in" table:align="left" style:writing-mode="lr-tb"/>
    </style:style>
    <style:style style:name="Table5.A" style:family="table-column">
      <style:table-column-properties style:column-width="0.7493in"/>
    </style:style>
    <style:style style:name="Table5.B" style:family="table-column">
      <style:table-column-properties style:column-width="5.437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cfe2f3" fo:padding-left="0.075in" fo:padding-right="0.075in" fo:padding-top="0in" fo:padding-bottom="0in" fo:border="0.0139in solid #000001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="0.0139in solid #000001"/>
    </style:style>
    <style:style style:name="Table6" style:family="table">
      <style:table-properties style:width="6.1917in" fo:margin-left="-0.075in" fo:margin-top="0in" fo:margin-bottom="0in" table:align="left" style:writing-mode="lr-tb"/>
    </style:style>
    <style:style style:name="Table6.A" style:family="table-column">
      <style:table-column-properties style:column-width="1.4278in"/>
    </style:style>
    <style:style style:name="Table6.D" style:family="table-column">
      <style:table-column-properties style:column-width="1.9076in"/>
    </style:style>
    <style:style style:name="Table6.1" style:family="table-row">
      <style:table-row-properties style:min-row-height="0.2118in" style:keep-together="true" fo:keep-together="auto"/>
    </style:style>
    <style:style style:name="Table6.A1" style:family="table-cell">
      <style:table-cell-properties fo:background-color="#cfe2f3" fo:padding-left="0.075in" fo:padding-right="0.075in" fo:padding-top="0in" fo:padding-bottom="0in" fo:border="0.0139in solid #000001">
        <style:background-image/>
      </style:table-cell-properties>
    </style:style>
    <style:style style:name="Table6.2" style:family="table-row">
      <style:table-row-properties style:min-row-height="0.6611in" style:keep-together="true" fo:keep-together="auto"/>
    </style:style>
    <style:style style:name="Table6.A2" style:family="table-cell">
      <style:table-cell-properties fo:padding-left="0.075in" fo:padding-right="0.075in" fo:padding-top="0in" fo:padding-bottom="0in" fo:border="0.0139in solid #000001"/>
    </style:style>
    <style:style style:name="Table7" style:family="table">
      <style:table-properties style:width="6.1944in" fo:margin-left="-0.075in" fo:margin-top="0in" fo:margin-bottom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4.9438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background-color="#cfe2f3" fo:padding-left="0.075in" fo:padding-right="0.075in" fo:padding-top="0in" fo:padding-bottom="0in" fo:border="0.0139in solid #000001">
        <style:background-image/>
      </style:table-cell-properties>
    </style:style>
    <style:style style:name="Table7.A2" style:family="table-cell">
      <style:table-cell-properties fo:padding-left="0.075in" fo:padding-right="0.075in" fo:padding-top="0in" fo:padding-bottom="0in" fo:border="0.0139in solid #000001"/>
    </style:style>
    <style:style style:name="Table8" style:family="table">
      <style:table-properties style:width="6.1875in" fo:margin-left="-0.075in" fo:margin-top="0in" fo:margin-bottom="0in" table:align="left" style:writing-mode="lr-tb"/>
    </style:style>
    <style:style style:name="Table8.A" style:family="table-column">
      <style:table-column-properties style:column-width="0.7493in"/>
    </style:style>
    <style:style style:name="Table8.B" style:family="table-column">
      <style:table-column-properties style:column-width="5.4375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background-color="#cfe2f3" fo:padding-left="0.075in" fo:padding-right="0.075in" fo:padding-top="0in" fo:padding-bottom="0in" fo:border="0.0139in solid #000001">
        <style:background-image/>
      </style:table-cell-properties>
    </style:style>
    <style:style style:name="Table8.A2" style:family="table-cell">
      <style:table-cell-properties fo:padding-left="0.075in" fo:padding-right="0.075in" fo:padding-top="0in" fo:padding-bottom="0in" fo:border="0.0139in solid #000001"/>
    </style:style>
    <style:style style:name="Table9" style:family="table">
      <style:table-properties style:width="6.1917in" fo:margin-left="-0.075in" fo:margin-top="0in" fo:margin-bottom="0in" table:align="left" style:writing-mode="lr-tb"/>
    </style:style>
    <style:style style:name="Table9.A" style:family="table-column">
      <style:table-column-properties style:column-width="1.4278in"/>
    </style:style>
    <style:style style:name="Table9.D" style:family="table-column">
      <style:table-column-properties style:column-width="1.9076in"/>
    </style:style>
    <style:style style:name="Table9.1" style:family="table-row">
      <style:table-row-properties style:min-row-height="0.2118in" style:keep-together="true" fo:keep-together="auto"/>
    </style:style>
    <style:style style:name="Table9.A1" style:family="table-cell">
      <style:table-cell-properties fo:background-color="#cfe2f3" fo:padding-left="0.075in" fo:padding-right="0.075in" fo:padding-top="0in" fo:padding-bottom="0in" fo:border="0.0139in solid #000001">
        <style:background-image/>
      </style:table-cell-properties>
    </style:style>
    <style:style style:name="Table9.2" style:family="table-row">
      <style:table-row-properties style:min-row-height="0.9118in" style:keep-together="true" fo:keep-together="auto"/>
    </style:style>
    <style:style style:name="Table9.A2" style:family="table-cell">
      <style:table-cell-properties fo:padding-left="0.075in" fo:padding-right="0.075in" fo:padding-top="0in" fo:padding-bottom="0in" fo:border="0.0139in solid #000001"/>
    </style:style>
    <style:style style:name="Table10" style:family="table">
      <style:table-properties style:width="6.1944in" fo:margin-left="-0.075in" fo:margin-top="0in" fo:margin-bottom="0in" table:align="left" style:writing-mode="lr-tb"/>
    </style:style>
    <style:style style:name="Table10.A" style:family="table-column">
      <style:table-column-properties style:column-width="1.25in"/>
    </style:style>
    <style:style style:name="Table10.B" style:family="table-column">
      <style:table-column-properties style:column-width="4.9438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background-color="#cfe2f3" fo:padding-left="0.075in" fo:padding-right="0.075in" fo:padding-top="0in" fo:padding-bottom="0in" fo:border="0.0139in solid #000001">
        <style:background-image/>
      </style:table-cell-properties>
    </style:style>
    <style:style style:name="Table10.2" style:family="table-row">
      <style:table-row-properties style:min-row-height="0.3056in" style:keep-together="true" fo:keep-together="auto"/>
    </style:style>
    <style:style style:name="Table10.A2" style:family="table-cell">
      <style:table-cell-properties fo:padding-left="0.075in" fo:padding-right="0.075in" fo:padding-top="0in" fo:padding-bottom="0in" fo:border="0.0139in solid #000001"/>
    </style:style>
    <style:style style:name="Table11" style:family="table">
      <style:table-properties style:width="6.1875in" fo:margin-left="-0.075in" fo:margin-top="0in" fo:margin-bottom="0in" table:align="left" style:writing-mode="lr-tb"/>
    </style:style>
    <style:style style:name="Table11.A" style:family="table-column">
      <style:table-column-properties style:column-width="0.7493in"/>
    </style:style>
    <style:style style:name="Table11.B" style:family="table-column">
      <style:table-column-properties style:column-width="5.4375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background-color="#cfe2f3" fo:padding-left="0.075in" fo:padding-right="0.075in" fo:padding-top="0in" fo:padding-bottom="0in" fo:border="0.0139in solid #000001">
        <style:background-image/>
      </style:table-cell-properties>
    </style:style>
    <style:style style:name="Table11.A2" style:family="table-cell">
      <style:table-cell-properties fo:padding-left="0.075in" fo:padding-right="0.075in" fo:padding-top="0in" fo:padding-bottom="0in" fo:border="0.0139in solid #000001"/>
    </style:style>
    <style:style style:name="Table12" style:family="table">
      <style:table-properties style:width="6.1917in" fo:margin-left="-0.075in" fo:margin-top="0in" fo:margin-bottom="0in" table:align="left" style:writing-mode="lr-tb"/>
    </style:style>
    <style:style style:name="Table12.A" style:family="table-column">
      <style:table-column-properties style:column-width="1.3736in"/>
    </style:style>
    <style:style style:name="Table12.C" style:family="table-column">
      <style:table-column-properties style:column-width="1.3743in"/>
    </style:style>
    <style:style style:name="Table12.D" style:family="table-column">
      <style:table-column-properties style:column-width="2.0694in"/>
    </style:style>
    <style:style style:name="Table12.1" style:family="table-row">
      <style:table-row-properties style:min-row-height="0.2118in" style:keep-together="true" fo:keep-together="auto"/>
    </style:style>
    <style:style style:name="Table12.A1" style:family="table-cell">
      <style:table-cell-properties fo:background-color="#cfe2f3" fo:padding-left="0.075in" fo:padding-right="0.075in" fo:padding-top="0in" fo:padding-bottom="0in" fo:border="0.0139in solid #000001">
        <style:background-image/>
      </style:table-cell-properties>
    </style:style>
    <style:style style:name="Table12.2" style:family="table-row">
      <style:table-row-properties style:min-row-height="0.9118in" style:keep-together="true" fo:keep-together="auto"/>
    </style:style>
    <style:style style:name="Table12.A2" style:family="table-cell">
      <style:table-cell-properties fo:padding-left="0.075in" fo:padding-right="0.075in" fo:padding-top="0in" fo:padding-bottom="0in" fo:border="0.0139in solid #000001"/>
    </style:style>
    <style:style style:name="Table13" style:family="table">
      <style:table-properties style:width="6.1944in" fo:margin-left="-0.075in" fo:margin-top="0in" fo:margin-bottom="0in" table:align="left" style:writing-mode="lr-tb"/>
    </style:style>
    <style:style style:name="Table13.A" style:family="table-column">
      <style:table-column-properties style:column-width="1.3486in"/>
    </style:style>
    <style:style style:name="Table13.B" style:family="table-column">
      <style:table-column-properties style:column-width="4.8451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fo:background-color="#cfe2f3" fo:padding-left="0.075in" fo:padding-right="0.075in" fo:padding-top="0in" fo:padding-bottom="0in" fo:border="0.0139in solid #000001">
        <style:background-image/>
      </style:table-cell-properties>
    </style:style>
    <style:style style:name="Table13.2" style:family="table-row">
      <style:table-row-properties style:min-row-height="0.3056in" style:keep-together="true" fo:keep-together="auto"/>
    </style:style>
    <style:style style:name="Table13.A2" style:family="table-cell">
      <style:table-cell-properties fo:padding-left="0.075in" fo:padding-right="0.075in" fo:padding-top="0in" fo:padding-bottom="0in" fo:border="0.0139in solid #000001"/>
    </style:style>
    <style:style style:name="Table14" style:family="table">
      <style:table-properties style:width="6.1944in" fo:margin-left="-0.075in" fo:margin-top="0in" fo:margin-bottom="0in" table:align="left" style:writing-mode="lr-tb"/>
    </style:style>
    <style:style style:name="Table14.A" style:family="table-column">
      <style:table-column-properties style:column-width="1.1694in"/>
    </style:style>
    <style:style style:name="Table14.B" style:family="table-column">
      <style:table-column-properties style:column-width="5.0243in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fo:background-color="#cfe2f3" fo:padding-left="0.075in" fo:padding-right="0.075in" fo:padding-top="0in" fo:padding-bottom="0in" fo:border="0.0139in solid #000001">
        <style:background-image/>
      </style:table-cell-properties>
    </style:style>
    <style:style style:name="Table14.A2" style:family="table-cell">
      <style:table-cell-properties fo:padding-left="0.075in" fo:padding-right="0.075in" fo:padding-top="0in" fo:padding-bottom="0in" fo:border="0.0139in solid #000001"/>
    </style:style>
    <style:style style:name="P1" style:family="paragraph" style:parent-style-name="Text_20_body">
      <style:paragraph-properties fo:orphans="0" fo:widows="0"/>
    </style:style>
    <style:style style:name="P2" style:family="paragraph" style:parent-style-name="Heading_20_2">
      <style:paragraph-properties fo:keep-together="auto" fo:orphans="0" fo:widows="0" fo:keep-with-next="auto"/>
      <style:text-properties style:font-name="Consolas" style:font-name-complex="Consolas1"/>
    </style:style>
    <style:style style:name="P3" style:family="paragraph" style:parent-style-name="Heading_20_2">
      <style:paragraph-properties fo:keep-together="auto" fo:orphans="0" fo:widows="0" fo:keep-with-next="auto"/>
    </style:style>
    <style:style style:name="P4" style:family="paragraph" style:parent-style-name="Heading_20_2">
      <style:paragraph-properties fo:margin-left="0in" fo:margin-right="-0.1807in" fo:keep-together="auto" fo:orphans="0" fo:widows="0" fo:text-indent="0in" style:auto-text-indent="false" fo:keep-with-next="auto"/>
    </style:style>
    <style:style style:name="P5" style:family="paragraph" style:parent-style-name="normal">
      <style:paragraph-properties fo:text-align="center" style:justify-single-word="false" fo:orphans="0" fo:widows="0"/>
    </style:style>
    <style:style style:name="P6" style:family="paragraph" style:parent-style-name="normal">
      <style:text-properties style:font-name="Consolas" style:font-name-complex="Consolas1"/>
    </style:style>
    <style:style style:name="P7" style:family="paragraph" style:parent-style-name="normal">
      <style:paragraph-properties fo:text-align="center" style:justify-single-word="false" fo:orphans="0" fo:widows="0"/>
      <style:text-properties style:font-name="Consolas" style:font-name-complex="Consolas1"/>
    </style:style>
    <style:style style:name="P8" style:family="paragraph" style:parent-style-name="normal">
      <style:paragraph-properties fo:orphans="0" fo:widows="0"/>
      <style:text-properties style:font-name="Consolas" style:font-name-complex="Consolas1"/>
    </style:style>
    <style:style style:name="P9" style:family="paragraph" style:parent-style-name="normal">
      <style:paragraph-properties fo:orphans="0" fo:widows="0"/>
      <style:text-properties style:font-name="Consolas" fo:font-weight="bold" style:font-name-asian="Consolas1" style:font-weight-asian="bold" style:font-name-complex="Consolas1"/>
    </style:style>
    <style:style style:name="P10" style:family="paragraph" style:parent-style-name="normal">
      <style:paragraph-properties fo:orphans="0" fo:widows="0"/>
    </style:style>
    <style:style style:name="P11" style:family="paragraph" style:parent-style-name="normal">
      <style:paragraph-properties fo:line-height="100%" fo:orphans="0" fo:widows="0"/>
    </style:style>
    <style:style style:name="P12" style:family="paragraph" style:parent-style-name="normal">
      <style:paragraph-properties fo:orphans="0" fo:widows="0"/>
      <style:text-properties fo:color="#7f6000" style:font-name="Consolas" style:font-name-asian="Consolas1" style:font-name-complex="Consolas1"/>
    </style:style>
    <style:style style:name="P13" style:family="paragraph" style:parent-style-name="normal">
      <style:paragraph-properties fo:margin-left="0in" fo:margin-right="-0.1807in" fo:text-align="center" style:justify-single-word="false" fo:orphans="0" fo:widows="0" fo:text-indent="0in" style:auto-text-indent="false"/>
      <style:text-properties style:font-name="Consolas" style:font-name-complex="Consolas1"/>
    </style:style>
    <style:style style:name="P14" style:family="paragraph" style:parent-style-name="normal">
      <style:paragraph-properties fo:margin-left="0in" fo:margin-right="-0.1807in" fo:orphans="0" fo:widows="0" fo:text-indent="0in" style:auto-text-indent="false"/>
      <style:text-properties style:font-name="Consolas" style:font-name-complex="Consolas1"/>
    </style:style>
    <style:style style:name="P15" style:family="paragraph" style:parent-style-name="normal">
      <style:paragraph-properties fo:margin-left="0in" fo:margin-right="-0.1807in" fo:orphans="0" fo:widows="0" fo:text-indent="0in" style:auto-text-indent="false"/>
    </style:style>
    <style:style style:name="P16" style:family="paragraph" style:parent-style-name="normal" style:master-page-name="Standard">
      <style:paragraph-properties fo:margin-left="0in" fo:margin-right="-0.1807in" fo:text-align="center" style:justify-single-word="false" fo:orphans="0" fo:widows="0" fo:text-indent="0in" style:auto-text-indent="false" style:page-number="auto"/>
    </style:style>
    <style:style style:name="P17" style:family="paragraph" style:parent-style-name="normal" style:list-style-name="WWNum1">
      <style:paragraph-properties fo:margin-left="0in" fo:margin-right="-0.1807in" fo:orphans="0" fo:widows="0" fo:text-indent="-0.25in" style:auto-text-indent="false"/>
    </style:style>
    <style:style style:name="P18" style:family="paragraph" style:parent-style-name="Subtitle">
      <style:paragraph-properties fo:text-align="end" style:justify-single-word="false" fo:keep-together="auto" fo:orphans="0" fo:widows="0" fo:keep-with-next="auto"/>
      <style:text-properties fo:color="#741b47" style:font-name="Consolas" fo:font-style="normal" style:font-name-asian="Arial3" style:font-style-asian="normal" style:font-name-complex="Consolas1"/>
    </style:style>
    <style:style style:name="P19" style:family="paragraph" style:parent-style-name="Subtitle">
      <style:paragraph-properties fo:text-align="end" style:justify-single-word="false" fo:keep-together="auto" fo:orphans="0" fo:widows="0" fo:keep-with-next="auto"/>
    </style:style>
    <style:style style:name="P20" style:family="paragraph" style:parent-style-name="Subtitle">
      <style:paragraph-properties fo:text-align="end" style:justify-single-word="false" fo:keep-together="auto" fo:orphans="0" fo:widows="0" fo:break-before="page" fo:keep-with-next="auto"/>
    </style:style>
    <style:style style:name="P21" style:family="paragraph" style:parent-style-name="Subtitle">
      <style:paragraph-properties fo:margin-left="0in" fo:margin-right="-0.1807in" fo:keep-together="auto" fo:orphans="0" fo:widows="0" fo:text-indent="0in" style:auto-text-indent="false" fo:keep-with-next="auto"/>
      <style:text-properties style:font-name="Consolas" style:font-name-complex="Consolas1"/>
    </style:style>
    <style:style style:name="P22" style:family="paragraph" style:parent-style-name="Subtitle">
      <style:paragraph-properties fo:margin-left="0in" fo:margin-right="-0.1807in" fo:text-align="end" style:justify-single-word="false" fo:keep-together="auto" fo:orphans="0" fo:widows="0" fo:text-indent="0in" style:auto-text-indent="false" fo:keep-with-next="auto"/>
      <style:text-properties style:font-name="Consolas" style:font-name-complex="Consolas1"/>
    </style:style>
    <style:style style:name="P23" style:family="paragraph" style:parent-style-name="Subtitle">
      <style:paragraph-properties fo:margin-left="0in" fo:margin-right="-0.1807in" fo:text-align="end" style:justify-single-word="false" fo:keep-together="auto" fo:orphans="0" fo:widows="0" fo:text-indent="0in" style:auto-text-indent="false" fo:break-before="page" fo:keep-with-next="auto"/>
    </style:style>
    <style:style style:name="P24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T1" style:family="text">
      <style:text-properties fo:color="#741b47" style:font-name="Consolas" style:font-name-complex="Consolas1"/>
    </style:style>
    <style:style style:name="T2" style:family="text">
      <style:text-properties fo:color="#741b47" style:font-name="Consolas" fo:font-size="24pt" fo:font-weight="bold" style:font-size-asian="24pt" style:font-weight-asian="bold" style:font-name-complex="Consolas1" style:font-size-complex="24pt"/>
    </style:style>
    <style:style style:name="T3" style:family="text">
      <style:text-properties fo:color="#741b47" style:font-name="Consolas" fo:font-size="14pt" fo:font-weight="bold" style:font-size-asian="14pt" style:font-weight-asian="bold" style:font-name-complex="Consolas1" style:font-size-complex="14pt"/>
    </style:style>
    <style:style style:name="T4" style:family="text">
      <style:text-properties fo:color="#741b47" style:font-name="Consolas" fo:font-size="14pt" fo:font-style="italic" fo:font-weight="bold" style:font-size-asian="14pt" style:font-style-asian="italic" style:font-weight-asian="bold" style:font-name-complex="Consolas1" style:font-size-complex="14pt"/>
    </style:style>
    <style:style style:name="T5" style:family="text">
      <style:text-properties fo:color="#741b47" style:font-name="Consolas" fo:font-style="normal" style:font-name-asian="Arial3" style:font-style-asian="normal" style:font-name-complex="Consolas1"/>
    </style:style>
    <style:style style:name="T6" style:family="text">
      <style:text-properties fo:color="#741b47" style:font-name="Consolas" fo:font-size="18pt" style:font-size-asian="18pt" style:font-name-complex="Consolas1" style:font-size-complex="18pt"/>
    </style:style>
    <style:style style:name="T7" style:family="text">
      <style:text-properties fo:color="#741b47" style:font-name="Consolas" style:font-name-asian="Consolas1" style:font-name-complex="Consolas1"/>
    </style:style>
    <style:style style:name="T8" style:family="text">
      <style:text-properties fo:color="#741b47" style:font-name="Consolas" fo:font-weight="bold" style:font-name-asian="Consolas1" style:font-weight-asian="bold" style:font-name-complex="Consolas1"/>
    </style:style>
    <style:style style:name="T9" style:family="text">
      <style:text-properties style:font-name="Consolas" style:font-name-complex="Consolas1"/>
    </style:style>
    <style:style style:name="T10" style:family="text">
      <style:text-properties style:font-name="Consolas" fo:font-weight="bold" style:font-weight-asian="bold" style:font-name-complex="Consolas1"/>
    </style:style>
    <style:style style:name="T11" style:family="text">
      <style:text-properties style:font-name="Consolas" fo:font-weight="bold" style:font-name-asian="Consolas1" style:font-weight-asian="bold" style:font-name-complex="Consolas1"/>
    </style:style>
    <style:style style:name="T12" style:family="text">
      <style:text-properties style:font-name="Consolas" style:font-name-asian="Consolas1" style:font-name-complex="Consolas1"/>
    </style:style>
    <style:style style:name="T13" style:family="text">
      <style:text-properties style:font-name="Consolas" fo:font-size="10pt" fo:language="en" fo:country="US" style:font-name-asian="Times New Roman" style:font-size-asian="10pt" style:font-name-complex="Consolas1" style:font-size-complex="10pt"/>
    </style:style>
    <style:style style:name="T14" style:family="text">
      <style:text-properties style:font-name="Consolas" fo:font-style="italic" style:font-style-asian="italic" style:font-name-complex="Consolas1"/>
    </style:style>
    <style:style style:name="T15" style:family="text">
      <style:text-properties text:display="none"/>
    </style:style>
    <style:style style:name="T16" style:family="text">
      <style:text-properties fo:color="#666666" style:font-name="Consolas" style:font-name-complex="Consolas1"/>
    </style:style>
    <style:style style:name="T17" style:family="text">
      <style:text-properties fo:color="#7f6000" style:font-name="Consolas" style:font-name-asian="Consolas1" style:font-name-complex="Consolas1"/>
    </style:style>
    <style:style style:name="T18" style:family="text">
      <style:text-properties fo:color="#000000" style:font-name="Consolas" fo:font-size="10pt" fo:language="en" fo:country="US" style:font-name-asian="Times New Roman" style:font-size-asian="10pt" style:font-name-complex="Consolas1" style:font-size-complex="10pt"/>
    </style:style>
    <style:style style:name="T19" style:family="text">
      <style:text-properties fo:color="#073763" style:font-name="Consolas" style:font-name-asian="Consolas1" style:font-name-complex="Consolas1"/>
    </style:style>
    <style:style style:name="T20" style:family="text">
      <style:text-properties fo:color="#38761d" style:font-name="Consolas" style:font-name-asian="Consolas1" style:font-name-complex="Consolas1"/>
    </style:style>
    <style:style style:name="T21" style:family="text">
      <style:text-properties fo:color="#4f81bd" style:font-name="Consolas" style:font-name-asian="Consolas1" style:font-name-complex="Consolas1"/>
    </style:style>
    <style:style style:name="T22" style:family="text">
      <style:text-properties fo:color="#4f81bd" style:font-name="Consolas" style:font-name-complex="Consolas1"/>
    </style:style>
    <style:style style:name="T23" style:family="text">
      <style:text-properties fo:color="#b45f06" style:font-name="Consolas" style:font-name-asian="Consolas1" style:font-name-complex="Consolas1"/>
    </style:style>
    <style:style style:name="T24" style:family="text">
      <style:text-properties fo:color="#783f04" style:font-name="Consolas" fo:font-weight="bold" style:font-name-asian="Consolas1" style:font-weight-asian="bold" style:font-name-complex="Consolas1"/>
    </style:style>
    <style:style style:name="T25" style:family="text">
      <style:text-properties fo:color="#990000" style:font-name="Consolas" style:font-name-asian="Consolas1" style:font-name-complex="Consolas1"/>
    </style:style>
    <style:style style:name="T26" style:family="text">
      <style:text-properties fo:color="#3d85c6" style:font-name="Consolas" style:font-name-asian="Consolas1" style:font-name-complex="Consolas1"/>
    </style:style>
    <style:style style:name="T27" style:family="text">
      <style:text-properties fo:color="#632423" style:font-name="Consolas" style:font-name-asian="Consolas1" style:font-name-complex="Consolas1"/>
    </style:style>
    <style:style style:name="T28" style:family="text">
      <style:text-properties fo:color="#632423" style:font-name="Consolas" style:font-name-complex="Consolas1"/>
    </style:style>
    <style:style style:name="T29" style:family="text">
      <style:text-properties fo:color="#00b050" style:font-name="Consolas" fo:font-weight="bold" style:font-weight-asian="bold" style:font-name-complex="Consolas1"/>
    </style:style>
    <style:style style:name="T30" style:family="text">
      <style:text-properties fo:color="#1c4587" style:font-name="Consolas" fo:font-weight="bold" style:font-name-asian="Consolas1" style:font-weight-asian="bold" style:font-name-complex="Consolas1"/>
    </style:style>
    <style:style style:name="T31" style:family="text">
      <style:text-properties fo:color="#434343" style:font-name="Consolas" style:font-name-complex="Consolas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2">API Specification Doc</text:span></text:p>
      <text:p text:style-name="P13"/>
      <text:p text:style-name="P5"><text:span text:style-name="T3">(</text:span><text:span text:style-name="T4">DS App</text:span><text:span text:style-name="T3">)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<text:span text:style-name="T10">Version</text:span></text:p>
          </table:table-cell>
          <table:table-cell table:style-name="Table1.A1" office:value-type="string">
            <text:p text:style-name="P15"><text:span text:style-name="T10">Date</text:span></text:p>
          </table:table-cell>
          <table:table-cell table:style-name="Table1.A1" office:value-type="string">
            <text:p text:style-name="P15"><text:span text:style-name="T10">Author</text:span></text:p>
          </table:table-cell>
          <table:table-cell table:style-name="Table1.A1" office:value-type="string">
            <text:p text:style-name="P15"><text:span text:style-name="T10">Description</text:span></text:p>
          </table:table-cell>
        </table:table-row>
        <table:table-row table:style-name="Table1.1">
          <table:table-cell table:style-name="Table1.A2" office:value-type="string">
            <text:p text:style-name="P15"><text:span text:style-name="T9">1.0</text:span></text:p>
          </table:table-cell>
          <table:table-cell table:style-name="Table1.A2" office:value-type="string">
            <text:p text:style-name="P15"><text:span text:style-name="T9">15-07-2012</text:span></text:p>
          </table:table-cell>
          <table:table-cell table:style-name="Table1.A2" office:value-type="string">
            <text:p text:style-name="P15"><text:span text:style-name="T9">Digitattva</text:span></text:p>
          </table:table-cell>
          <table:table-cell table:style-name="Table1.A2" office:value-type="string">
            <text:p text:style-name="P15"><text:span text:style-name="T9">Initial draft</text:span></text:p>
          </table:table-cell>
        </table:table-row>
      </table:table>
      <text:p text:style-name="P8"/>
      <text:h text:style-name="P2" text:outline-level="2"><text:bookmark text:name="h.jiqojry61jpd"/></text:h>
      <text:h text:style-name="P2" text:outline-level="2"><text:bookmark text:name="h.khgc4j6re6x1"/>Change</text:h>
      <text:p text:style-name="P1"><text:span text:style-name="T9"/></text:p>
      <text:h text:style-name="P2" text:outline-level="2"><text:bookmark text:name="h.m1mjvlf9q4hz"/></text:h>
      <text:p text:style-name="P6"><text:bookmark text:name="h.yfrcd2koc7we"/></text:p>
      <text:p text:style-name="P18"><text:bookmark text:name="h.2k160dq1pfh6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<text:span text:style-name="T5">Index</text:span></text:p>
      <text:p text:style-name="Contents_20_Heading"><text:bookmark text:name="h.jupl1bnjgjda"/>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4"><text:a xlink:type="simple" xlink:href="#__RefHeading__1543_1063266691">1. Login Validate<text:tab/>3</text:a></text:p>
          <text:p text:style-name="P24"><text:a xlink:type="simple" xlink:href="#__RefHeading__1545_1063266691">Request<text:tab/>3</text:a></text:p>
          <text:p text:style-name="P24"><text:a xlink:type="simple" xlink:href="#__RefHeading__1547_1063266691">2. OTP Verification<text:tab/>4</text:a></text:p>
          <text:p text:style-name="P24"><text:a xlink:type="simple" xlink:href="#__RefHeading__1549_1063266691">Request<text:tab/>4</text:a></text:p>
          <text:p text:style-name="P24"><text:a xlink:type="simple" xlink:href="#__RefHeading__1551_1063266691">Response<text:tab/>5</text:a></text:p>
          <text:p text:style-name="P24"><text:a xlink:type="simple" xlink:href="#__RefHeading__1553_1063266691"><text:line-break/>3. Forgot Password<text:tab/>5</text:a></text:p>
          <text:p text:style-name="P24"><text:a xlink:type="simple" xlink:href="#__RefHeading__1555_1063266691">Request<text:tab/>5</text:a></text:p>
          <text:p text:style-name="P24"><text:a xlink:type="simple" xlink:href="#__RefHeading__1557_1063266691">Response<text:tab/>6</text:a></text:p>
          <text:p text:style-name="P24"><text:a xlink:type="simple" xlink:href="#__RefHeading__1559_1063266691">4. Group List<text:tab/>6</text:a></text:p>
          <text:p text:style-name="P24"><text:a xlink:type="simple" xlink:href="#__RefHeading__1561_1063266691">Request<text:tab/>6</text:a></text:p>
          <text:p text:style-name="P24"><text:a xlink:type="simple" xlink:href="#__RefHeading__1563_1063266691">Response<text:tab/>7</text:a></text:p>
          <text:p text:style-name="P24"><text:a xlink:type="simple" xlink:href="#__RefHeading__1565_1063266691">Conventions<text:tab/>10</text:a></text:p>
          <text:p text:style-name="P24"><text:a xlink:type="simple" xlink:href="#__RefHeading__1567_1063266691">Response Codes<text:tab/>10</text:a></text:p>
        </text:index-body>
      </text:table-of-content>
      <text:p text:style-name="Standard"><text:a xlink:type="simple" xlink:href="#_Toc456363392" text:style-name="Internet_20_link" text:visited-style-name="Visited_20_Internet_20_Link"><text:span text:style-name="T15"/></text:a></text:p>
      <text:h text:style-name="P2" text:outline-level="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" text:outline-level="2"><text:bookmark text:name="h.jczofp3hlih3"/></text:h>
      <text:p text:style-name="P6"><text:bookmark text:name="h.7ad4ze4y8cx"/></text:p>
      <text:p text:style-name="P20"><text:bookmark text:name="h.77kp9bjgsn01"/><text:span text:style-name="T5">Methods</text:span></text:p>
      <text:h text:style-name="P3" text:outline-level="2"><text:bookmark-start text:name="__RefHeading__1543_1063266691"/><text:bookmark-start text:name="_Toc456363392"/><text:bookmark text:name="h.bit7idv2ancx"/><text:span text:style-name="T6">1. Login Validate</text:span><text:bookmark-end text:name="__RefHeading__1543_1063266691"/><text:bookmark-end text:name="_Toc456363392"/></text:h>
      <text:p text:style-name="P15"><text:span text:style-name="T9">Authenticate the admin user or dealer with the system and obtain the auth_token and OTP</text:span></text:p>
      <text:h text:style-name="P4" text:outline-level="2"><text:bookmark-start text:name="__RefHeading__1545_1063266691"/><text:bookmark-start text:name="_Toc456363393"/><text:bookmark text:name="h.kd6tjl5w5wjo"/><text:span text:style-name="T16">Request</text:span><text:bookmark-end text:name="__RefHeading__1545_1063266691"/><text:bookmark-end text:name="_Toc456363393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<text:span text:style-name="T10">Method</text:span></text:p>
          </table:table-cell>
          <table:table-cell table:style-name="Table2.A1" office:value-type="string">
            <text:p text:style-name="P15"><text:span text:style-name="T10">URL <text:s text:c="11"/></text:span></text:p>
          </table:table-cell>
        </table:table-row>
        <table:table-row table:style-name="Table2.1">
          <table:table-cell table:style-name="Table2.A2" office:value-type="string">
            <text:p text:style-name="P15"><text:span text:style-name="T8">POST</text:span></text:p>
          </table:table-cell>
          <table:table-cell table:style-name="Table2.A2" office:value-type="string">
            <text:p text:style-name="Standard"><text:span text:style-name="T9">http://ds.naturalveneers.com/services/services_v1.php</text:span></text:p>
          </table:table-cell>
        </table:table-row>
      </table:table>
      <text:p text:style-name="P8"/>
      <text:p text:style-name="P8"/>
      <text:p text:style-name="P8"/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office:value-type="string">
            <text:p text:style-name="P15"><text:span text:style-name="T10">Type</text:span></text:p>
          </table:table-cell>
          <table:table-cell table:style-name="Table3.A1" office:value-type="string">
            <text:p text:style-name="P15"><text:span text:style-name="T10">Params</text:span></text:p>
          </table:table-cell>
          <table:table-cell table:style-name="Table3.A1" office:value-type="string">
            <text:p text:style-name="P15"><text:span text:style-name="T10">Values</text:span></text:p>
          </table:table-cell>
          <table:table-cell table:style-name="Table3.A1" office:value-type="string">
            <text:p text:style-name="P15"><text:span text:style-name="T10">Sample Value</text:span></text:p>
          </table:table-cell>
        </table:table-row>
        <table:table-row table:style-name="Table3.2">
          <table:table-cell table:style-name="Table3.A2" office:value-type="string">
            <text:p text:style-name="P15"><text:span text:style-name="T12">HEAD</text:span></text:p>
            <text:p text:style-name="P15"><text:span text:style-name="T12">POST</text:span></text:p>
            <text:p text:style-name="P15"><text:span text:style-name="T12">POST</text:span></text:p>
            <text:p text:style-name="P15"><text:span text:style-name="T12">POST</text:span></text:p>
            <text:p text:style-name="P15"><text:span text:style-name="T12">POST</text:span></text:p>
          </table:table-cell>
          <table:table-cell table:style-name="Table3.A2" office:value-type="string">
            <text:p text:style-name="P15"><text:span text:style-name="T12">auth_token</text:span></text:p>
            <text:p text:style-name="P15"><text:span text:style-name="T12">action</text:span></text:p>
            <text:p text:style-name="P15"><text:span text:style-name="T12">user_type</text:span></text:p>
            <text:p text:style-name="Standard"><text:span text:style-name="T9">email</text:span></text:p>
            <text:p text:style-name="Standard"><text:span text:style-name="T9">password</text:span></text:p>
          </table:table-cell>
          <table:table-cell table:style-name="Table3.A2" office:value-type="string">
            <text:p text:style-name="P10"><text:span text:style-name="T17">string</text:span></text:p>
            <text:p text:style-name="P10"><text:span text:style-name="T17">string</text:span></text:p>
            <text:p text:style-name="P10"><text:span text:style-name="T17">string</text:span></text:p>
            <text:p text:style-name="P10"><text:span text:style-name="T17">string</text:span></text:p>
            <text:p text:style-name="P10"><text:span text:style-name="T17">string</text:span></text:p>
          </table:table-cell>
          <table:table-cell table:style-name="Table3.A2" office:value-type="string">
            <text:p text:style-name="P10"><text:span text:style-name="T17">-</text:span></text:p>
            <text:p text:style-name="P10"><text:span text:style-name="T17">loginvalidate</text:span></text:p>
            <text:p text:style-name="P10"><text:span text:style-name="T17">admin</text:span></text:p>
            <text:p text:style-name="P10"><text:a xlink:type="simple" xlink:href="mailto:bhargavsvashi@yahoo.com" text:style-name="Internet_20_link" text:visited-style-name="Visited_20_Internet_20_Link"><text:span text:style-name="T13">bhargavsvashi@yahoo.com</text:span></text:a></text:p>
            <text:p text:style-name="P10"><text:span text:style-name="T17">admin123</text:span></text:p>
          </table:table-cell>
        </table:table-row>
      </table:table>
      <text:p text:style-name="P10"><text:span text:style-name="T9"><text:tab/><text:tab/><text:tab/></text:span></text:p>
      <text:p text:style-name="P8"/>
      <text:p text:style-name="P10"><text:span text:style-name="T11">auth_token</text:span></text:p>
      <text:p text:style-name="P10"><text:span text:style-name="T1"><text:s/></text:span><text:span text:style-name="T7">auth_token</text:span><text:span text:style-name="T1"> </text:span><text:span text:style-name="T9">must be sent with all client requests except </text:span><text:span text:style-name="T19">/login Validate</text:span><text:span text:style-name="T9">. The auth_token helps the server to validate the request source.</text:span></text:p>
      <text:p text:style-name="P8"/>
      <text:p text:style-name="P10"><text:span text:style-name="T11">Action</text:span></text:p>
      <text:p text:style-name="P10"><text:span text:style-name="T1"><text:s/></text:span><text:span text:style-name="T7">Action</text:span><text:span text:style-name="T1"> </text:span><text:span text:style-name="T9">must be sent with all client requests. The action helps the server to check which request type.</text:span></text:p>
      <text:p text:style-name="P8"/>
      <text:p text:style-name="P10"><text:span text:style-name="T11">User_type</text:span></text:p>
      <text:p text:style-name="P10"><text:span text:style-name="T1"><text:s/></text:span><text:span text:style-name="T7">User_type</text:span><text:span text:style-name="T9"> must be sent with all client requests. The action helps the server to determine which type of user</text:span><text:bookmark-start text:name="_Toc456363394"/><text:bookmark text:name="h.8b7ijrpuamb8"/><text:span text:style-name="T9">. In next version it will automatically detect. <text:s/></text:span></text:p>
      <text:p text:style-name="P8"/>
      <text:p text:style-name="P10"><text:span text:style-name="T16">Response</text:span><text:bookmark-end text:name="_Toc456363394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><text:span text:style-name="T10">Response code </text:span></text:p>
          </table:table-cell>
          <table:table-cell table:style-name="Table4.A1" office:value-type="string">
            <text:p text:style-name="P15"><text:span text:style-name="T10">Response</text:span></text:p>
          </table:table-cell>
        </table:table-row>
        <table:table-row table:style-name="Table4.1">
          <table:table-cell table:style-name="Table4.A2" office:value-type="string">
            <text:p text:style-name="P15"><text:span text:style-name="T20">200</text:span></text:p>
          </table:table-cell>
          <table:table-cell table:style-name="Table4.A2" office:value-type="string">
            <text:p text:style-name="P15"><text:span text:style-name="T12">{</text:span></text:p>
            <text:p text:style-name="P15"><text:span text:style-name="T12"><text:s text:c="2"/>"</text:span><text:span text:style-name="T21">success</text:span><text:span text:style-name="T12">": true,</text:span></text:p>
            <text:p text:style-name="P15"><text:span text:style-name="T12"><text:s text:c="2"/>"</text:span><text:span text:style-name="T21">data</text:span><text:span text:style-name="T12">": {</text:span></text:p>
            <text:p text:style-name="P15"><text:span text:style-name="T12"><text:s text:c="4"/>"user_id": "319",</text:span></text:p>
            <text:p text:style-name="P15"><text:span text:style-name="T12"><text:s text:c="4"/>"user_type": "admin",</text:span></text:p>
            <text:p text:style-name="P15"><text:soft-page-break/><text:span text:style-name="T9"><text:s text:c="4"/>"auth_token" "0192023a7bbd73250516f069df18b500"</text:span></text:p>
            <text:p text:style-name="P15"><text:span text:style-name="T12"><text:s text:c="2"/>},</text:span></text:p>
            <text:p text:style-name="P15"><text:span text:style-name="T12"><text:s text:c="2"/>"</text:span><text:span text:style-name="T21">response_code</text:span><text:span text:style-name="T12">": 200</text:span></text:p>
            <text:p text:style-name="P15"><text:span text:style-name="T12">}</text:span></text:p>
            <text:p text:style-name="P14"/>
            <text:p text:style-name="P15"><text:span text:style-name="T23">auth_token</text:span><text:span text:style-name="T20"> </text:span><text:span text:style-name="T12">(</text:span><text:span text:style-name="T24">string</text:span><text:span text:style-name="T12">)</text:span><text:span text:style-name="T9"> - all further API calls must have this key in header</text:span></text:p>
          </table:table-cell>
        </table:table-row>
        <table:table-row table:style-name="Table4.1">
          <table:table-cell table:style-name="Table4.A2" office:value-type="string">
            <text:p text:style-name="P11"><text:span text:style-name="T25">400</text:span></text:p>
          </table:table-cell>
          <table:table-cell table:style-name="Table4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Auth token is missing.", "</text:span><text:span text:style-name="T26">response_code</text:span><text:span text:style-name="T12">":400}</text:span></text:p>
          </table:table-cell>
        </table:table-row>
        <table:table-row table:style-name="Table4.1">
          <table:table-cell table:style-name="Table4.A2" office:value-type="string">
            <text:p text:style-name="P11"><text:span text:style-name="T25">401</text:span></text:p>
          </table:table-cell>
          <table:table-cell table:style-name="Table4.A2" office:value-type="string">
            <text:p text:style-name="P11"><text:span text:style-name="T12">{"</text:span><text:span text:style-name="T26">success</text:span><text:span text:style-name="T12">": false, "</text:span><text:span text:style-name="T26">error</text:span><text:span text:style-name="T12">":"Invalid auth token.”</text:span></text:p>
            <text:p text:style-name="P11"><text:span text:style-name="T12">"</text:span><text:span text:style-name="T26">response_code</text:span><text:span text:style-name="T12">":401}</text:span></text:p>
          </table:table-cell>
        </table:table-row>
        <table:table-row table:style-name="Table4.1">
          <table:table-cell table:style-name="Table4.A2" office:value-type="string">
            <text:p text:style-name="P11"><text:span text:style-name="T25">402</text:span></text:p>
          </table:table-cell>
          <table:table-cell table:style-name="Table4.A2" office:value-type="string">
            <text:p text:style-name="P11"><text:span text:style-name="T12">{"</text:span><text:span text:style-name="T26">success</text:span><text:span text:style-name="T12">": false, "</text:span><text:span text:style-name="T26">error</text:span><text:span text:style-name="T12">":"Auth token Expire.",</text:span></text:p>
            <text:p text:style-name="P11"><text:span text:style-name="T12">"</text:span><text:span text:style-name="T26">response_code</text:span><text:span text:style-name="T12">":402}</text:span></text:p>
          </table:table-cell>
        </table:table-row>
        <table:table-row table:style-name="Table4.1">
          <table:table-cell table:style-name="Table4.A2" office:value-type="string">
            <text:p text:style-name="P11"><text:span text:style-name="T25">403</text:span></text:p>
          </table:table-cell>
          <table:table-cell table:style-name="Table4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Invalid request",</text:span></text:p>
            <text:p text:style-name="P11"><text:span text:style-name="T12">"</text:span><text:span text:style-name="T26">response_code</text:span><text:span text:style-name="T12">":403}</text:span></text:p>
          </table:table-cell>
        </table:table-row>
        <table:table-row table:style-name="Table4.1">
          <table:table-cell table:style-name="Table4.A2" office:value-type="string">
            <text:p text:style-name="P11"><text:span text:style-name="T25">404</text:span></text:p>
          </table:table-cell>
          <table:table-cell table:style-name="Table4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Invalid parameter",</text:span></text:p>
            <text:p text:style-name="P11"><text:span text:style-name="T12">"</text:span><text:span text:style-name="T26">response_code</text:span><text:span text:style-name="T12">":404}</text:span></text:p>
          </table:table-cell>
        </table:table-row>
        <table:table-row table:style-name="Table4.1">
          <table:table-cell table:style-name="Table4.A2" office:value-type="string">
            <text:p text:style-name="P11"><text:span text:style-name="T25">405</text:span></text:p>
          </table:table-cell>
          <table:table-cell table:style-name="Table4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The user is Inactive from system", "</text:span><text:span text:style-name="T26">response_code</text:span><text:span text:style-name="T12">":405}</text:span></text:p>
          </table:table-cell>
        </table:table-row>
        <table:table-row table:style-name="Table4.1">
          <table:table-cell table:style-name="Table4.A2" office:value-type="string">
            <text:p text:style-name="P11"><text:span text:style-name="T25">406</text:span></text:p>
          </table:table-cell>
          <table:table-cell table:style-name="Table4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Invalid Login",</text:span></text:p>
            <text:p text:style-name="P11"><text:span text:style-name="T12">"</text:span><text:span text:style-name="T26">response_code</text:span><text:span text:style-name="T12">":406}</text:span></text:p>
          </table:table-cell>
        </table:table-row>
        <table:table-row table:style-name="Table4.1">
          <table:table-cell table:style-name="Table4.A2" office:value-type="string">
            <text:p text:style-name="P11"><text:span text:style-name="T25">500</text:span></text:p>
          </table:table-cell>
          <table:table-cell table:style-name="Table4.A2" office:value-type="string">
            <text:p text:style-name="P11"><text:span text:style-name="T12">{"</text:span><text:span text:style-name="T26">success</text:span><text:span text:style-name="T12">": false, "</text:span><text:span text:style-name="T26">error</text:span><text:span text:style-name="T12">":"Something went wrong. Please try again later.","</text:span><text:span text:style-name="T26">response_code</text:span><text:span text:style-name="T12">":500}</text:span></text:p>
          </table:table-cell>
        </table:table-row>
      </table:table>
      <text:h text:style-name="P3" text:outline-level="2"><text:bookmark-start text:name="__RefHeading__1547_1063266691"/><text:bookmark-start text:name="_Toc456363395"/><text:bookmark text:name="h.9t094e45sg90"/><text:span text:style-name="T6">2. OTP Verification</text:span><text:bookmark-end text:name="__RefHeading__1547_1063266691"/><text:bookmark-end text:name="_Toc456363395"/></text:h>
      <text:p text:style-name="P15"><text:span text:style-name="T9">Verify the OTP sent after successful login validate.</text:span></text:p>
      <text:h text:style-name="P4" text:outline-level="2"><text:bookmark-start text:name="__RefHeading__1549_1063266691"/><text:bookmark-start text:name="_Toc456363396"/><text:bookmark text:name="h.38pypefkb82"/><text:span text:style-name="T16">Request</text:span><text:bookmark-end text:name="__RefHeading__1549_1063266691"/><text:bookmark-end text:name="_Toc456363396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"><text:span text:style-name="T10">Method</text:span></text:p>
          </table:table-cell>
          <table:table-cell table:style-name="Table5.A1" office:value-type="string">
            <text:p text:style-name="P15"><text:span text:style-name="T10">URL <text:s text:c="11"/></text:span></text:p>
          </table:table-cell>
        </table:table-row>
        <table:table-row table:style-name="Table5.1">
          <table:table-cell table:style-name="Table5.A2" office:value-type="string">
            <text:p text:style-name="P15"><text:span text:style-name="T8">POST</text:span></text:p>
          </table:table-cell>
          <table:table-cell table:style-name="Table5.A2" office:value-type="string">
            <text:p text:style-name="P15"><text:span text:style-name="T9">http://ds.naturalveneers.com/services/services_v1.php</text:span></text:p>
          </table:table-cell>
        </table:table-row>
      </table:table>
      <text:p text:style-name="P8"/>
      <text:p text:style-name="P8"/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office:value-type="string">
            <text:p text:style-name="P15"><text:span text:style-name="T10">Type</text:span></text:p>
          </table:table-cell>
          <table:table-cell table:style-name="Table6.A1" office:value-type="string">
            <text:p text:style-name="P15"><text:span text:style-name="T10">Params</text:span></text:p>
          </table:table-cell>
          <table:table-cell table:style-name="Table6.A1" office:value-type="string">
            <text:p text:style-name="P15"><text:span text:style-name="T10">Values</text:span></text:p>
          </table:table-cell>
          <table:table-cell table:style-name="Table6.A1" office:value-type="string">
            <text:p text:style-name="P15"><text:span text:style-name="T10">Sample Value</text:span></text:p>
          </table:table-cell>
        </table:table-row>
        <table:table-row table:style-name="Table6.2">
          <table:table-cell table:style-name="Table6.A2" office:value-type="string">
            <text:p text:style-name="P15"><text:span text:style-name="T12">HEAD</text:span></text:p>
            <text:p text:style-name="P15"><text:span text:style-name="T12">POST</text:span></text:p>
            <text:p text:style-name="P15"><text:span text:style-name="T12">POST</text:span></text:p>
            <text:p text:style-name="P15"><text:span text:style-name="T12">POST</text:span></text:p>
            <text:p text:style-name="P15"><text:span text:style-name="T12">POST</text:span></text:p>
          </table:table-cell>
          <table:table-cell table:style-name="Table6.A2" office:value-type="string">
            <text:p text:style-name="P15"><text:span text:style-name="T12">auth_token</text:span></text:p>
            <text:p text:style-name="P15"><text:span text:style-name="T12">action</text:span></text:p>
            <text:p text:style-name="P15"><text:span text:style-name="T12">user_type</text:span></text:p>
            <text:p text:style-name="Standard"><text:span text:style-name="T9">email</text:span></text:p>
            <text:p text:style-name="Standard"><text:span text:style-name="T9">OTP</text:span></text:p>
          </table:table-cell>
          <table:table-cell table:style-name="Table6.A2" office:value-type="string">
            <text:p text:style-name="P10"><text:span text:style-name="T17">string</text:span></text:p>
            <text:p text:style-name="P10"><text:span text:style-name="T17">string</text:span></text:p>
            <text:p text:style-name="P10"><text:span text:style-name="T17">string</text:span></text:p>
            <text:p text:style-name="P10"><text:span text:style-name="T17">string</text:span></text:p>
            <text:p text:style-name="P10"><text:span text:style-name="T17">Integer</text:span></text:p>
          </table:table-cell>
          <table:table-cell table:style-name="Table6.A2" office:value-type="string">
            <text:p text:style-name="P10"><text:span text:style-name="T17">6494770200414399</text:span></text:p>
            <text:p text:style-name="P10"><text:span text:style-name="T17">otp_verification</text:span></text:p>
            <text:p text:style-name="P10"><text:span text:style-name="T17">admin</text:span></text:p>
            <text:p text:style-name="P10"><text:a xlink:type="simple" xlink:href="mailto:bhargavsvashi@yahoo.com" text:style-name="Internet_20_link" text:visited-style-name="Visited_20_Internet_20_Link"><text:span text:style-name="T13">bhargavsvashi@yahoo.com</text:span></text:a></text:p>
            <text:p text:style-name="P10"><text:span text:style-name="T17">906036</text:span></text:p>
          </table:table-cell>
        </table:table-row>
      </table:table>
      <text:p text:style-name="P8"/>
      <text:p text:style-name="P8"/>
      <text:p text:style-name="P10"><text:span text:style-name="T11">auth_key</text:span></text:p>
      <text:p text:style-name="P10"><text:span text:style-name="T9">The </text:span><text:span text:style-name="T7">auth_key </text:span><text:span text:style-name="T9">that was given in response to </text:span><text:span text:style-name="T19">/login Validate</text:span></text:p>
      <text:p text:style-name="P8"/>
      <text:p text:style-name="P10"><text:span text:style-name="T11">OTP</text:span></text:p>
      <text:p text:style-name="P10"><text:span text:style-name="T9">One Time Password is 6 digit numeric value sent after successful </text:span><text:soft-page-break/><text:span text:style-name="T9">response to </text:span><text:span text:style-name="T19">/login Validate</text:span><text:span text:style-name="T9"> </text:span></text:p>
      <text:h text:style-name="P4" text:outline-level="2"><text:bookmark-start text:name="__RefHeading__1551_1063266691"/><text:bookmark-start text:name="_Toc456363397"/><text:bookmark text:name="h.47awg09ehquu"/><text:span text:style-name="T16">Response</text:span><text:bookmark-end text:name="__RefHeading__1551_1063266691"/><text:bookmark-end text:name="_Toc456363397"/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"><text:span text:style-name="T10">Response code</text:span></text:p>
          </table:table-cell>
          <table:table-cell table:style-name="Table7.A1" office:value-type="string">
            <text:p text:style-name="P15"><text:span text:style-name="T10">Response</text:span></text:p>
          </table:table-cell>
        </table:table-row>
        <table:table-row table:style-name="Table7.1">
          <table:table-cell table:style-name="Table7.A2" office:value-type="string">
            <text:p text:style-name="P15"><text:span text:style-name="T20">200</text:span></text:p>
          </table:table-cell>
          <table:table-cell table:style-name="Table7.A2" office:value-type="string">
            <text:p text:style-name="P15"><text:span text:style-name="T9">{</text:span></text:p>
            <text:p text:style-name="P15"><text:span text:style-name="T9"><text:s text:c="2"/>"</text:span><text:span text:style-name="T22">success</text:span><text:span text:style-name="T9">": true,</text:span></text:p>
            <text:p text:style-name="P15"><text:span text:style-name="T9"><text:s text:c="2"/>"</text:span><text:span text:style-name="T22">message</text:span><text:span text:style-name="T9">": "Successful!!!",</text:span></text:p>
            <text:p text:style-name="P15"><text:span text:style-name="T12"><text:s text:c="2"/>"</text:span><text:span text:style-name="T26">response_code</text:span><text:span text:style-name="T12">": 200</text:span></text:p>
            <text:p text:style-name="P15"><text:span text:style-name="T9">}</text:span></text:p>
          </table:table-cell>
        </table:table-row>
        <table:table-row table:style-name="Table7.1">
          <table:table-cell table:style-name="Table7.A2" office:value-type="string">
            <text:p text:style-name="P11"><text:span text:style-name="T25">400</text:span></text:p>
          </table:table-cell>
          <table:table-cell table:style-name="Table7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Auth token is missing.", "</text:span><text:span text:style-name="T26">response_code</text:span><text:span text:style-name="T12">":400}</text:span></text:p>
          </table:table-cell>
        </table:table-row>
        <table:table-row table:style-name="Table7.1">
          <table:table-cell table:style-name="Table7.A2" office:value-type="string">
            <text:p text:style-name="P11"><text:span text:style-name="T25">401</text:span></text:p>
          </table:table-cell>
          <table:table-cell table:style-name="Table7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Invalid auth token.",</text:span></text:p>
            <text:p text:style-name="P11"><text:span text:style-name="T12">"</text:span><text:span text:style-name="T26">response_code</text:span><text:span text:style-name="T12">":401}</text:span></text:p>
          </table:table-cell>
        </table:table-row>
        <table:table-row table:style-name="Table7.1">
          <table:table-cell table:style-name="Table7.A2" office:value-type="string">
            <text:p text:style-name="P11"><text:span text:style-name="T25">402</text:span></text:p>
          </table:table-cell>
          <table:table-cell table:style-name="Table7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Auth token Expire.",</text:span></text:p>
            <text:p text:style-name="P11"><text:span text:style-name="T12">"</text:span><text:span text:style-name="T26">response_code</text:span><text:span text:style-name="T12">":402}</text:span></text:p>
          </table:table-cell>
        </table:table-row>
        <table:table-row table:style-name="Table7.1">
          <table:table-cell table:style-name="Table7.A2" office:value-type="string">
            <text:p text:style-name="P11"><text:span text:style-name="T25">403</text:span></text:p>
          </table:table-cell>
          <table:table-cell table:style-name="Table7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Invalid request",</text:span></text:p>
            <text:p text:style-name="P11"><text:span text:style-name="T12">"</text:span><text:span text:style-name="T26">response_code</text:span><text:span text:style-name="T12">":403}</text:span></text:p>
          </table:table-cell>
        </table:table-row>
        <table:table-row table:style-name="Table7.1">
          <table:table-cell table:style-name="Table7.A2" office:value-type="string">
            <text:p text:style-name="P11"><text:span text:style-name="T25">404</text:span></text:p>
          </table:table-cell>
          <table:table-cell table:style-name="Table7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Invalid parameter",</text:span></text:p>
            <text:p text:style-name="P11"><text:span text:style-name="T12">"</text:span><text:span text:style-name="T26">response_code</text:span><text:span text:style-name="T12">":404}</text:span></text:p>
          </table:table-cell>
        </table:table-row>
        <table:table-row table:style-name="Table7.1">
          <table:table-cell table:style-name="Table7.A2" office:value-type="string">
            <text:p text:style-name="P11"><text:span text:style-name="T25">405</text:span></text:p>
          </table:table-cell>
          <table:table-cell table:style-name="Table7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The user is Inactive from system", "</text:span><text:span text:style-name="T26">response_code</text:span><text:span text:style-name="T12">":405}</text:span></text:p>
          </table:table-cell>
        </table:table-row>
        <table:table-row table:style-name="Table7.1">
          <table:table-cell table:style-name="Table7.A2" office:value-type="string">
            <text:p text:style-name="P11"><text:span text:style-name="T25">406</text:span></text:p>
          </table:table-cell>
          <table:table-cell table:style-name="Table7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Invalid Login",</text:span></text:p>
            <text:p text:style-name="P11"><text:span text:style-name="T12">"</text:span><text:span text:style-name="T26">response_code</text:span><text:span text:style-name="T12">":406}</text:span></text:p>
          </table:table-cell>
        </table:table-row>
        <table:table-row table:style-name="Table7.1">
          <table:table-cell table:style-name="Table7.A2" office:value-type="string">
            <text:p text:style-name="P11"><text:span text:style-name="T25">407</text:span></text:p>
          </table:table-cell>
          <table:table-cell table:style-name="Table7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One Time Password Invalid!!!", "</text:span><text:span text:style-name="T26">response_code</text:span><text:span text:style-name="T12">":407}</text:span></text:p>
          </table:table-cell>
        </table:table-row>
        <table:table-row table:style-name="Table7.1">
          <table:table-cell table:style-name="Table7.A2" office:value-type="string">
            <text:p text:style-name="P11"><text:span text:style-name="T25">408</text:span></text:p>
          </table:table-cell>
          <table:table-cell table:style-name="Table7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One Time Password Expired, please regenerate!!!","</text:span><text:span text:style-name="T26">response_code</text:span><text:span text:style-name="T12">":408}</text:span></text:p>
          </table:table-cell>
        </table:table-row>
        <table:table-row table:style-name="Table7.1">
          <table:table-cell table:style-name="Table7.A2" office:value-type="string">
            <text:p text:style-name="P11"><text:span text:style-name="T25">500</text:span></text:p>
          </table:table-cell>
          <table:table-cell table:style-name="Table7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Something went wrong. Please try again later.","</text:span><text:span text:style-name="T26">response_code</text:span><text:span text:style-name="T12">":500}</text:span></text:p>
          </table:table-cell>
        </table:table-row>
      </table:table>
      <text:h text:style-name="P3" text:outline-level="2"><text:bookmark-start text:name="__RefHeading__1553_1063266691"/><text:bookmark-start text:name="_Toc456363398"/><text:bookmark text:name="h.9mc75gzfq3m3"/><text:span text:style-name="T6"><text:line-break/>3. Forgot Password</text:span><text:bookmark-end text:name="__RefHeading__1553_1063266691"/><text:bookmark-end text:name="_Toc456363398"/></text:h>
      <text:p text:style-name="P15"><text:span text:style-name="T9">Send Reset password link on Admin or dealer’s email address</text:span></text:p>
      <text:h text:style-name="P4" text:outline-level="2"><text:bookmark-start text:name="__RefHeading__1555_1063266691"/><text:bookmark-start text:name="_Toc456363399"/><text:bookmark text:name="h.xtszbus9yomc"/><text:span text:style-name="T16">Request</text:span><text:bookmark-end text:name="__RefHeading__1555_1063266691"/><text:bookmark-end text:name="_Toc456363399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"><text:span text:style-name="T10">Method</text:span></text:p>
          </table:table-cell>
          <table:table-cell table:style-name="Table8.A1" office:value-type="string">
            <text:p text:style-name="P15"><text:span text:style-name="T10">URL <text:s text:c="11"/></text:span></text:p>
          </table:table-cell>
        </table:table-row>
        <table:table-row table:style-name="Table8.1">
          <table:table-cell table:style-name="Table8.A2" office:value-type="string">
            <text:p text:style-name="P15"><text:span text:style-name="T8">POST</text:span></text:p>
          </table:table-cell>
          <table:table-cell table:style-name="Table8.A2" office:value-type="string">
            <text:p text:style-name="P15"><text:span text:style-name="T9">http://ds.naturalveneers.com/services/services_v1.php</text:span></text:p>
          </table:table-cell>
        </table:table-row>
      </table:table>
      <text:p text:style-name="P8"/>
      <text:p text:style-name="P8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5"><text:span text:style-name="T10">Type</text:span></text:p>
          </table:table-cell>
          <table:table-cell table:style-name="Table9.A1" office:value-type="string">
            <text:p text:style-name="P15"><text:span text:style-name="T10">Params</text:span></text:p>
          </table:table-cell>
          <table:table-cell table:style-name="Table9.A1" office:value-type="string">
            <text:p text:style-name="P15"><text:span text:style-name="T10">Values</text:span></text:p>
          </table:table-cell>
          <table:table-cell table:style-name="Table9.A1" office:value-type="string">
            <text:p text:style-name="P15"><text:span text:style-name="T10">Sample Value</text:span></text:p>
          </table:table-cell>
        </table:table-row>
        <table:table-row table:style-name="Table9.2">
          <table:table-cell table:style-name="Table9.A2" office:value-type="string">
            <text:p text:style-name="P15"><text:span text:style-name="T12">HEAD</text:span></text:p>
            <text:p text:style-name="P15"><text:span text:style-name="T12">POST</text:span></text:p>
            <text:p text:style-name="P15"><text:span text:style-name="T12">POST</text:span></text:p>
            <text:p text:style-name="P15"><text:span text:style-name="T12">POST</text:span></text:p>
          </table:table-cell>
          <table:table-cell table:style-name="Table9.A2" office:value-type="string">
            <text:p text:style-name="P15"><text:span text:style-name="T12">auth_token</text:span></text:p>
            <text:p text:style-name="P15"><text:span text:style-name="T12">action</text:span></text:p>
            <text:p text:style-name="P15"><text:span text:style-name="T12">user_type</text:span></text:p>
            <text:p text:style-name="Standard"><text:span text:style-name="T9">email</text:span></text:p>
          </table:table-cell>
          <table:table-cell table:style-name="Table9.A2" office:value-type="string">
            <text:p text:style-name="P10"><text:span text:style-name="T17">string</text:span></text:p>
            <text:p text:style-name="P10"><text:span text:style-name="T17">string</text:span></text:p>
            <text:p text:style-name="P10"><text:span text:style-name="T17">string</text:span></text:p>
            <text:p text:style-name="P10"><text:span text:style-name="T17">string</text:span></text:p>
          </table:table-cell>
          <table:table-cell table:style-name="Table9.A2" office:value-type="string">
            <text:p text:style-name="P10"><text:span text:style-name="T17">-</text:span></text:p>
            <text:p text:style-name="P10"><text:span text:style-name="T17">forgot_password</text:span></text:p>
            <text:p text:style-name="P10"><text:span text:style-name="T17">admin</text:span></text:p>
            <text:p text:style-name="P10"><text:a xlink:type="simple" xlink:href="mailto:bhargavsvashi@yahoo.com" text:style-name="Internet_20_link" text:visited-style-name="Visited_20_Internet_20_Link"><text:span text:style-name="T13">bhargavsvashi@yahoo.c</text:span></text:a><text:soft-page-break/><text:a xlink:type="simple" xlink:href="mailto:bhargavsvashi@yahoo.com" text:style-name="Internet_20_link" text:visited-style-name="Visited_20_Internet_20_Link"><text:span text:style-name="T13">om</text:span></text:a></text:p>
            <text:p text:style-name="P12"/>
          </table:table-cell>
        </table:table-row>
      </table:table>
      <text:p text:style-name="P8"/>
      <text:h text:style-name="P4" text:outline-level="2"><text:bookmark-start text:name="__RefHeading__1557_1063266691"/><text:bookmark-start text:name="_Toc456363400"/><text:bookmark text:name="h.xuhh3y4ufz7"/><text:span text:style-name="T16">Response</text:span><text:bookmark-end text:name="__RefHeading__1557_1063266691"/><text:bookmark-end text:name="_Toc456363400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"><text:span text:style-name="T10">Response code</text:span></text:p>
          </table:table-cell>
          <table:table-cell table:style-name="Table10.A1" office:value-type="string">
            <text:p text:style-name="P15"><text:span text:style-name="T10">Response</text:span></text:p>
          </table:table-cell>
        </table:table-row>
        <table:table-row table:style-name="Table10.2">
          <table:table-cell table:style-name="Table10.A2" office:value-type="string">
            <text:p text:style-name="P15"><text:span text:style-name="T20">200</text:span></text:p>
          </table:table-cell>
          <table:table-cell table:style-name="Table10.A2" office:value-type="string">
            <text:p text:style-name="P15"><text:span text:style-name="T10">An array containing the ID’s of recipes to delete is given</text:span></text:p>
            <text:p text:style-name="P14"/>
            <text:p text:style-name="P15"><text:span text:style-name="T9">{</text:span></text:p>
            <text:p text:style-name="P15"><text:span text:style-name="T9"><text:s text:c="2"/>"</text:span><text:span text:style-name="T22">success</text:span><text:span text:style-name="T9">": true,</text:span></text:p>
            <text:p text:style-name="P15"><text:span text:style-name="T9"><text:s text:c="2"/>"</text:span><text:span text:style-name="T22">message</text:span><text:span text:style-name="T9">": "Sent successfully!!!",</text:span></text:p>
            <text:p text:style-name="P15"><text:span text:style-name="T12"><text:s text:c="2"/>"</text:span><text:span text:style-name="T21">response_code</text:span><text:span text:style-name="T12">": 200</text:span></text:p>
            <text:p text:style-name="P15"><text:span text:style-name="T9">}</text:span></text:p>
          </table:table-cell>
        </table:table-row>
        <table:table-row table:style-name="Table10.1">
          <table:table-cell table:style-name="Table10.A2" office:value-type="string">
            <text:p text:style-name="P11"><text:span text:style-name="T25">400</text:span></text:p>
          </table:table-cell>
          <table:table-cell table:style-name="Table10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Auth token is missing.", "</text:span><text:span text:style-name="T26">response_code</text:span><text:span text:style-name="T12">":400}</text:span></text:p>
          </table:table-cell>
        </table:table-row>
        <table:table-row table:style-name="Table10.1">
          <table:table-cell table:style-name="Table10.A2" office:value-type="string">
            <text:p text:style-name="P11"><text:span text:style-name="T25">401</text:span></text:p>
          </table:table-cell>
          <table:table-cell table:style-name="Table10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Invalid auth token.",</text:span></text:p>
            <text:p text:style-name="P11"><text:span text:style-name="T12">"</text:span><text:span text:style-name="T26">response_code</text:span><text:span text:style-name="T12">":401}</text:span></text:p>
          </table:table-cell>
        </table:table-row>
        <table:table-row table:style-name="Table10.1">
          <table:table-cell table:style-name="Table10.A2" office:value-type="string">
            <text:p text:style-name="P11"><text:span text:style-name="T25">402</text:span></text:p>
          </table:table-cell>
          <table:table-cell table:style-name="Table10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Auth token Expire.",</text:span></text:p>
            <text:p text:style-name="P11"><text:span text:style-name="T12">"</text:span><text:span text:style-name="T26">response_code</text:span><text:span text:style-name="T12">":402}</text:span></text:p>
          </table:table-cell>
        </table:table-row>
        <table:table-row table:style-name="Table10.1">
          <table:table-cell table:style-name="Table10.A2" office:value-type="string">
            <text:p text:style-name="P11"><text:span text:style-name="T25">403</text:span></text:p>
          </table:table-cell>
          <table:table-cell table:style-name="Table10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Invalid request",</text:span></text:p>
            <text:p text:style-name="P11"><text:span text:style-name="T12">"</text:span><text:span text:style-name="T26">response_code</text:span><text:span text:style-name="T12">":403}</text:span></text:p>
          </table:table-cell>
        </table:table-row>
        <table:table-row table:style-name="Table10.1">
          <table:table-cell table:style-name="Table10.A2" office:value-type="string">
            <text:p text:style-name="P11"><text:span text:style-name="T25">404</text:span></text:p>
          </table:table-cell>
          <table:table-cell table:style-name="Table10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Invalid parameter",</text:span></text:p>
            <text:p text:style-name="P11"><text:span text:style-name="T12">"</text:span><text:span text:style-name="T26">response_code</text:span><text:span text:style-name="T12">":404}</text:span></text:p>
          </table:table-cell>
        </table:table-row>
        <table:table-row table:style-name="Table10.1">
          <table:table-cell table:style-name="Table10.A2" office:value-type="string">
            <text:p text:style-name="P11"><text:span text:style-name="T25">405</text:span></text:p>
          </table:table-cell>
          <table:table-cell table:style-name="Table10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The user is Inactive from system", "</text:span><text:span text:style-name="T26">response_code</text:span><text:span text:style-name="T12">":405}</text:span></text:p>
          </table:table-cell>
        </table:table-row>
        <table:table-row table:style-name="Table10.1">
          <table:table-cell table:style-name="Table10.A2" office:value-type="string">
            <text:p text:style-name="P11"><text:span text:style-name="T25">406</text:span></text:p>
          </table:table-cell>
          <table:table-cell table:style-name="Table10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Invalid Login",</text:span></text:p>
            <text:p text:style-name="P11"><text:span text:style-name="T12">"</text:span><text:span text:style-name="T26">response_code</text:span><text:span text:style-name="T12">":406}</text:span></text:p>
          </table:table-cell>
        </table:table-row>
        <table:table-row table:style-name="Table10.1">
          <table:table-cell table:style-name="Table10.A2" office:value-type="string">
            <text:p text:style-name="P11"><text:span text:style-name="T25">500</text:span></text:p>
          </table:table-cell>
          <table:table-cell table:style-name="Table10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Something went wrong. Please try again later.","</text:span><text:span text:style-name="T26">response_code</text:span><text:span text:style-name="T12">":500}</text:span></text:p>
          </table:table-cell>
        </table:table-row>
      </table:table>
      <text:h text:style-name="P3" text:outline-level="2"><text:bookmark-start text:name="__RefHeading__1559_1063266691"/><text:bookmark-start text:name="_Toc456363401"/><text:bookmark text:name="h.p8sbwmpv82e8"/><text:span text:style-name="T6">4. </text:span><text:bookmark-end text:name="_Toc456363401"/><text:span text:style-name="T6">Group List</text:span><text:bookmark-end text:name="__RefHeading__1559_1063266691"/></text:h>
      <text:p text:style-name="P15"><text:span text:style-name="T9">Get list for groups for dealer or admin with photo and available quantity . </text:span></text:p>
      <text:h text:style-name="P4" text:outline-level="2"><text:bookmark-start text:name="__RefHeading__1561_1063266691"/><text:bookmark-start text:name="_Toc456363402"/><text:bookmark text:name="h.iaps2dh7l2m2"/><text:span text:style-name="T16">Request</text:span><text:bookmark-end text:name="__RefHeading__1561_1063266691"/><text:bookmark-end text:name="_Toc456363402"/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"><text:span text:style-name="T10">Method</text:span></text:p>
          </table:table-cell>
          <table:table-cell table:style-name="Table11.A1" office:value-type="string">
            <text:p text:style-name="P15"><text:span text:style-name="T10">URL <text:s text:c="11"/></text:span></text:p>
          </table:table-cell>
        </table:table-row>
        <table:table-row table:style-name="Table11.1">
          <table:table-cell table:style-name="Table11.A2" office:value-type="string">
            <text:p text:style-name="P15"><text:span text:style-name="T8">POST</text:span></text:p>
          </table:table-cell>
          <table:table-cell table:style-name="Table11.A2" office:value-type="string">
            <text:p text:style-name="P15"><text:span text:style-name="T9">http://ds.naturalveneers.com/services/services_v1.php</text:span></text:p>
          </table:table-cell>
        </table:table-row>
      </table:table>
      <text:p text:style-name="P8"/>
      <text:p text:style-name="P8"/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15"><text:span text:style-name="T10">Type</text:span></text:p>
          </table:table-cell>
          <table:table-cell table:style-name="Table12.A1" office:value-type="string">
            <text:p text:style-name="P15"><text:span text:style-name="T10">Params</text:span></text:p>
          </table:table-cell>
          <table:table-cell table:style-name="Table12.A1" office:value-type="string">
            <text:p text:style-name="P15"><text:span text:style-name="T10">Values</text:span></text:p>
          </table:table-cell>
          <table:table-cell table:style-name="Table12.A1" office:value-type="string">
            <text:p text:style-name="P15"><text:span text:style-name="T10">Sample Value</text:span></text:p>
          </table:table-cell>
        </table:table-row>
        <text:soft-page-break/>
        <table:table-row table:style-name="Table12.2">
          <table:table-cell table:style-name="Table12.A2" office:value-type="string">
            <text:p text:style-name="P15"><text:span text:style-name="T12">HEAD</text:span></text:p>
            <text:p text:style-name="P15"><text:span text:style-name="T12">POST</text:span></text:p>
            <text:p text:style-name="P15"><text:span text:style-name="T12">POST</text:span></text:p>
            <text:p text:style-name="P15"><text:span text:style-name="T12">POST</text:span></text:p>
            <text:p text:style-name="P15"><text:span text:style-name="T12">POST</text:span></text:p>
            <text:p text:style-name="P15"><text:span text:style-name="T12">POST</text:span></text:p>
            <text:p text:style-name="P15"><text:span text:style-name="T12">POST</text:span></text:p>
            <text:p text:style-name="P15"><text:span text:style-name="T12">POST</text:span></text:p>
            <text:p text:style-name="P15"><text:span text:style-name="T12">POST</text:span></text:p>
          </table:table-cell>
          <table:table-cell table:style-name="Table12.A2" office:value-type="string">
            <text:p text:style-name="P15"><text:span text:style-name="T12">auth_token</text:span></text:p>
            <text:p text:style-name="P15"><text:span text:style-name="T12">action</text:span></text:p>
            <text:p text:style-name="P15"><text:span text:style-name="T12">user_type</text:span></text:p>
            <text:p text:style-name="P15"><text:span text:style-name="T12">type_id</text:span></text:p>
            <text:p text:style-name="P15"><text:span text:style-name="T12">start_index</text:span></text:p>
            <text:p text:style-name="P15"><text:span text:style-name="T12">page_size</text:span></text:p>
            <text:p text:style-name="P15"><text:span text:style-name="T27">[search_term]</text:span></text:p>
            <text:p text:style-name="P15"><text:span text:style-name="T27">[product_id]</text:span></text:p>
            <text:p text:style-name="P15"><text:span text:style-name="T27">[group_id]</text:span></text:p>
          </table:table-cell>
          <table:table-cell table:style-name="Table12.A2" office:value-type="string">
            <text:p text:style-name="P10"><text:span text:style-name="T17">string</text:span></text:p>
            <text:p text:style-name="P10"><text:span text:style-name="T17">string</text:span></text:p>
            <text:p text:style-name="P10"><text:span text:style-name="T17">string</text:span></text:p>
            <text:p text:style-name="P10"><text:span text:style-name="T17">integer</text:span></text:p>
            <text:p text:style-name="P10"><text:span text:style-name="T17">integer</text:span></text:p>
            <text:p text:style-name="P10"><text:span text:style-name="T17">integer</text:span></text:p>
            <text:p text:style-name="P10"><text:span text:style-name="T17">string</text:span></text:p>
            <text:p text:style-name="P10"><text:span text:style-name="T17">integer</text:span></text:p>
            <text:p text:style-name="P10"><text:span text:style-name="T17">integer</text:span></text:p>
          </table:table-cell>
          <table:table-cell table:style-name="Table12.A2" office:value-type="string">
            <text:p text:style-name="P10"><text:span text:style-name="T17">-</text:span></text:p>
            <text:p text:style-name="P10"><text:span text:style-name="T17">grouplist</text:span></text:p>
            <text:p text:style-name="P10"><text:span text:style-name="T17">admin</text:span></text:p>
            <text:p text:style-name="P10"><text:span text:style-name="T17">319</text:span></text:p>
            <text:p text:style-name="P10"><text:span text:style-name="T17">0</text:span></text:p>
            <text:p text:style-name="P10"><text:span text:style-name="T17">20</text:span></text:p>
            <text:p text:style-name="P10"><text:span text:style-name="T17">“OAK”</text:span></text:p>
            <text:p text:style-name="P10"><text:span text:style-name="T17">21</text:span></text:p>
            <text:p text:style-name="P10"><text:span text:style-name="T17">17</text:span></text:p>
          </table:table-cell>
        </table:table-row>
      </table:table>
      <text:p text:style-name="P8"/>
      <text:p text:style-name="P10"><text:span text:style-name="T11">Type Id</text:span></text:p>
      <text:p text:style-name="P10"><text:span text:style-name="T1"><text:s/></text:span><text:span text:style-name="T7">Type_id</text:span><text:span text:style-name="T1"> </text:span><text:span text:style-name="T9"><text:s/>must be sent with this request to determine to show all group for admin or assign groups for particular dealer.</text:span></text:p>
      <text:p text:style-name="P8"/>
      <text:p text:style-name="P10"><text:span text:style-name="T11">Start Index</text:span></text:p>
      <text:p text:style-name="P10"><text:span text:style-name="T1"><text:s/></text:span><text:span text:style-name="T7">Start_index</text:span><text:span text:style-name="T1"> </text:span><text:span text:style-name="T9"><text:s/>must be sent with this request to determine starting index of record which use for pagination/load more option.</text:span></text:p>
      <text:p text:style-name="P8"/>
      <text:p text:style-name="P10"><text:span text:style-name="T11">Page Size</text:span></text:p>
      <text:p text:style-name="P10"><text:span text:style-name="T1"><text:s/></text:span><text:span text:style-name="T7">Page_size</text:span><text:span text:style-name="T1"> </text:span><text:span text:style-name="T9"><text:s/>must be sent with this request to determine number of record.</text:span></text:p>
      <text:p text:style-name="P8"/>
      <text:p text:style-name="P10"><text:span text:style-name="T11">Search Term</text:span></text:p>
      <text:p text:style-name="P10"><text:span text:style-name="T1">Search_term </text:span><text:span text:style-name="T9"><text:s/>is optional parameter it is use for search group by name.</text:span></text:p>
      <text:p text:style-name="P8"/>
      <text:p text:style-name="P10"><text:span text:style-name="T11">Group Id</text:span></text:p>
      <text:p text:style-name="P10"><text:span text:style-name="T1">Group_id </text:span><text:span text:style-name="T9"><text:s/>is optional parameter to get information about particular group.</text:span></text:p>
      <text:p text:style-name="P8"/>
      <text:p text:style-name="P9"/>
      <text:p text:style-name="P10"><text:span text:style-name="T11">Product Id</text:span></text:p>
      <text:p text:style-name="P10"><text:span text:style-name="T1">product_id </text:span><text:span text:style-name="T9"><text:s/>is optional parameter to get information about particular product.</text:span></text:p>
      <text:h text:style-name="P4" text:outline-level="2"><text:bookmark-start text:name="__RefHeading__1563_1063266691"/><text:bookmark-start text:name="_Toc456363403"/><text:bookmark text:name="h.fvf6lulvf6wv"/><text:span text:style-name="T16">Response</text:span><text:bookmark-end text:name="__RefHeading__1563_1063266691"/><text:bookmark-end text:name="_Toc456363403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5"><text:span text:style-name="T10">Response code</text:span></text:p>
          </table:table-cell>
          <table:table-cell table:style-name="Table13.A1" office:value-type="string">
            <text:p text:style-name="P15"><text:span text:style-name="T10">Response</text:span></text:p>
          </table:table-cell>
        </table:table-row>
        <table:table-row table:style-name="Table13.2">
          <table:table-cell table:style-name="Table13.A2" office:value-type="string">
            <text:p text:style-name="P15"><text:span text:style-name="T20">200</text:span></text:p>
          </table:table-cell>
          <table:table-cell table:style-name="Table13.A2" office:value-type="string">
            <text:p text:style-name="P15"><text:span text:style-name="T29">sizes_quantity</text:span><text:span text:style-name="T10"> array in data containing size and </text:span></text:p>
            <text:p text:style-name="P15"><text:span text:style-name="T10">availability quantity of group</text:span></text:p>
            <text:p text:style-name="P14"/>
            <text:p text:style-name="P15"><text:span text:style-name="T9">{</text:span></text:p>
            <text:p text:style-name="P15"><text:span text:style-name="T9"><text:s text:c="2"/>"</text:span><text:span text:style-name="T22">success</text:span><text:span text:style-name="T9">": true,</text:span></text:p>
            <text:p text:style-name="P15"><text:span text:style-name="T9"><text:s text:c="2"/>"</text:span><text:span text:style-name="T22">data</text:span><text:span text:style-name="T9">": [</text:span></text:p>
            <text:p text:style-name="P15"><text:span text:style-name="T9"><text:s text:c="4"/>{</text:span></text:p>
            <text:p text:style-name="P15"><text:span text:style-name="T9"><text:s text:c="6"/>"product_group_id": "24",</text:span></text:p>
            <text:p text:style-name="P15"><text:span text:style-name="T9"><text:s text:c="6"/>"image": </text:span><text:soft-page-break/><text:span text:style-name="T9">"http://ds.naturalveneers.com/uploads/product_images/thumblist/0_91298800_1463653589.jpg",</text:span></text:p>
            <text:p text:style-name="P15"><text:span text:style-name="T9"><text:s text:c="6"/>"group_name": "26/5EBO-1",</text:span></text:p>
            <text:p text:style-name="P15"><text:span text:style-name="T9"><text:s text:c="6"/>"group_id": "24",</text:span></text:p>
            <text:p text:style-name="P15"><text:span text:style-name="T9"><text:s text:c="6"/>"description": "",</text:span></text:p>
            <text:p text:style-name="P15"><text:span text:style-name="T9"><text:s text:c="6"/>"green_rating": "",</text:span></text:p>
            <text:p text:style-name="P15"><text:span text:style-name="T9"><text:s text:c="6"/>"exclusivity": null,</text:span></text:p>
            <text:p text:style-name="P15"><text:span text:style-name="T9"><text:s text:c="6"/>"commercial_name": "EXOTIC SMOKE OAK PANELLO",</text:span></text:p>
            <text:p text:style-name="P15"><text:span text:style-name="T9"><text:s text:c="6"/>"product_id": "25",</text:span></text:p>
            <text:p text:style-name="P15"><text:span text:style-name="T9"><text:s text:c="6"/>"grain_name": "n/a",</text:span></text:p>
            <text:p text:style-name="P15"><text:span text:style-name="T9"><text:s text:c="6"/>"product_name": "EXOTIC SMOKE OAK PANELLO",</text:span></text:p>
            <text:p text:style-name="P15"><text:span text:style-name="T9"><text:s text:c="6"/>"is_accept": "1",</text:span></text:p>
            <text:p text:style-name="P15"><text:span text:style-name="T9"><text:s text:c="6"/>"sizes_quantity": [</text:span></text:p>
            <text:p text:style-name="P15"><text:span text:style-name="T9"><text:s text:c="8"/>"0.76 X 0.75 - 11",</text:span></text:p>
            <text:p text:style-name="P15"><text:span text:style-name="T9"><text:s text:c="8"/>"0.76 X 0.75 - 10",</text:span></text:p>
            <text:p text:style-name="P15"><text:span text:style-name="T9"><text:s text:c="8"/>"2.44 X 1.22 - 999"</text:span></text:p>
            <text:p text:style-name="P15"><text:span text:style-name="T9"><text:s text:c="6"/>]</text:span></text:p>
            <text:p text:style-name="P15"><text:span text:style-name="T9"><text:s text:c="4"/>},</text:span></text:p>
            <text:p text:style-name="P15"><text:span text:style-name="T9"><text:s text:c="4"/>{</text:span></text:p>
            <text:p text:style-name="P15"><text:span text:style-name="T9"><text:s text:c="6"/>"product_group_id": "13",</text:span></text:p>
            <text:p text:style-name="P15"><text:span text:style-name="T9"><text:s text:c="6"/>"image": " http://ds.naturalveneers.com/uploads/product_images/thumblist/missing_photo.gif",</text:span></text:p>
            <text:p text:style-name="P15"><text:span text:style-name="T9"><text:s text:c="6"/>"group_name": "31/8LP-5",</text:span></text:p>
            <text:p text:style-name="P15"><text:span text:style-name="T9"><text:s text:c="6"/>"group_id": "13",</text:span></text:p>
            <text:p text:style-name="P15"><text:span text:style-name="T9"><text:s text:c="6"/>"description": "",</text:span></text:p>
            <text:p text:style-name="P15"><text:span text:style-name="T9"><text:s text:c="6"/>"green_rating": "",</text:span></text:p>
            <text:p text:style-name="P15"><text:span text:style-name="T9"><text:s text:c="6"/>"exclusivity": null,</text:span></text:p>
            <text:p text:style-name="P15"><text:span text:style-name="T9"><text:s text:c="6"/>"commercial_name": "METALINO LAURA PETRO PANELLO",</text:span></text:p>
            <text:p text:style-name="P15"><text:span text:style-name="T9"><text:s text:c="6"/>"product_id": "19",</text:span></text:p>
            <text:p text:style-name="P15"><text:span text:style-name="T9"><text:s text:c="6"/>"grain_name": "n/a",</text:span></text:p>
            <text:p text:style-name="P15"><text:span text:style-name="T9"><text:s text:c="6"/>"product_name": "EXOTIC SMOKE OAK PANELLO",</text:span></text:p>
            <text:p text:style-name="P15"><text:span text:style-name="T9"><text:s text:c="6"/>"is_accept": "0",</text:span></text:p>
            <text:p text:style-name="P15"><text:span text:style-name="T9"><text:s text:c="6"/>"sizes_quantity": [</text:span></text:p>
            <text:p text:style-name="P15"><text:span text:style-name="T9"><text:s text:c="8"/>"0.92 X 2.44 - 999"</text:span></text:p>
            <text:p text:style-name="P15"><text:span text:style-name="T9"><text:s text:c="6"/>]</text:span></text:p>
            <text:p text:style-name="P15"><text:span text:style-name="T9"><text:s text:c="4"/>},</text:span></text:p>
            <text:p text:style-name="P15"><text:span text:style-name="T9"><text:s text:c="4"/>{</text:span></text:p>
            <text:p text:style-name="P15"><text:span text:style-name="T9"><text:s text:c="6"/>"product_group_id": "11",</text:span></text:p>
            <text:p text:style-name="P15"><text:span text:style-name="T9"><text:s text:c="6"/>"image": " http://ds.naturalveneers.com/uploads/product_images/thumblist/missing_photo.gif",</text:span></text:p>
            <text:p text:style-name="P15"><text:span text:style-name="T9"><text:s text:c="6"/>"group_name": "15/3BO-4",</text:span></text:p>
            <text:p text:style-name="P15"><text:span text:style-name="T9"><text:s text:c="6"/>"group_id": "11",</text:span></text:p>
            <text:p text:style-name="P15"><text:span text:style-name="T9"><text:s text:c="6"/>"description": "",</text:span></text:p>
            <text:p text:style-name="P15"><text:soft-page-break/><text:span text:style-name="T9"><text:s text:c="6"/>"green_rating": "",</text:span></text:p>
            <text:p text:style-name="P15"><text:span text:style-name="T9"><text:s text:c="6"/>"exclusivity": null,</text:span></text:p>
            <text:p text:style-name="P15"><text:span text:style-name="T9"><text:s text:c="6"/>"commercial_name": "METALINO SMOKE OAK PANELLO",</text:span></text:p>
            <text:p text:style-name="P15"><text:span text:style-name="T9"><text:s text:c="6"/>"product_id": "18",</text:span></text:p>
            <text:p text:style-name="P15"><text:span text:style-name="T9"><text:s text:c="6"/>"grain_name": "n/a",</text:span></text:p>
            <text:p text:style-name="P15"><text:span text:style-name="T9"><text:s text:c="6"/>"product_name": "EXOTIC SMOKE OAK PANELLO",</text:span></text:p>
            <text:p text:style-name="P15"><text:span text:style-name="T9"><text:s text:c="6"/>"is_accept": "0",</text:span></text:p>
            <text:p text:style-name="P15"><text:span text:style-name="T9"><text:s text:c="6"/>"sizes_quantity": [</text:span></text:p>
            <text:p text:style-name="P15"><text:span text:style-name="T9"><text:s text:c="8"/>"1.22 X 2.44 - 999"</text:span></text:p>
            <text:p text:style-name="P15"><text:span text:style-name="T9"><text:s text:c="6"/>]</text:span></text:p>
            <text:p text:style-name="P15"><text:span text:style-name="T9"><text:s text:c="4"/>}</text:span></text:p>
            <text:p text:style-name="P15"><text:span text:style-name="T9"><text:s text:c="2"/>],</text:span></text:p>
            <text:p text:style-name="P15"><text:span text:style-name="T9"><text:s text:c="2"/>"</text:span><text:span text:style-name="T22">start_index</text:span><text:span text:style-name="T9">": 0,</text:span></text:p>
            <text:p text:style-name="P15"><text:span text:style-name="T9"><text:s text:c="2"/>"</text:span><text:span text:style-name="T22">page_size</text:span><text:span text:style-name="T9">": 20,</text:span></text:p>
            <text:p text:style-name="P15"><text:span text:style-name="T9"><text:s text:c="2"/>"</text:span><text:span text:style-name="T22">response_code</text:span><text:span text:style-name="T9">": 200</text:span></text:p>
            <text:p text:style-name="P15"><text:span text:style-name="T9">}</text:span></text:p>
            <text:p text:style-name="P14"/>
          </table:table-cell>
        </table:table-row>
        <table:table-row table:style-name="Table13.1">
          <table:table-cell table:style-name="Table13.A2" office:value-type="string">
            <text:p text:style-name="P11"><text:span text:style-name="T25">400</text:span></text:p>
          </table:table-cell>
          <table:table-cell table:style-name="Table13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Auth token is missing.", "</text:span><text:span text:style-name="T26">response_code</text:span><text:span text:style-name="T12">":400}</text:span></text:p>
          </table:table-cell>
        </table:table-row>
        <table:table-row table:style-name="Table13.1">
          <table:table-cell table:style-name="Table13.A2" office:value-type="string">
            <text:p text:style-name="P11"><text:span text:style-name="T25">401</text:span></text:p>
          </table:table-cell>
          <table:table-cell table:style-name="Table13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Invalid auth token.",</text:span></text:p>
            <text:p text:style-name="P11"><text:span text:style-name="T12">"</text:span><text:span text:style-name="T26">response_code</text:span><text:span text:style-name="T12">":401}</text:span></text:p>
          </table:table-cell>
        </table:table-row>
        <table:table-row table:style-name="Table13.1">
          <table:table-cell table:style-name="Table13.A2" office:value-type="string">
            <text:p text:style-name="P11"><text:span text:style-name="T25">402</text:span></text:p>
          </table:table-cell>
          <table:table-cell table:style-name="Table13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Auth token Expire.",</text:span></text:p>
            <text:p text:style-name="P11"><text:span text:style-name="T12">"</text:span><text:span text:style-name="T26">response_code</text:span><text:span text:style-name="T12">":402}</text:span></text:p>
          </table:table-cell>
        </table:table-row>
        <table:table-row table:style-name="Table13.1">
          <table:table-cell table:style-name="Table13.A2" office:value-type="string">
            <text:p text:style-name="P11"><text:span text:style-name="T25">403</text:span></text:p>
          </table:table-cell>
          <table:table-cell table:style-name="Table13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Invalid request",</text:span></text:p>
            <text:p text:style-name="P11"><text:span text:style-name="T12">"</text:span><text:span text:style-name="T26">response_code</text:span><text:span text:style-name="T12">":403}</text:span></text:p>
          </table:table-cell>
        </table:table-row>
        <table:table-row table:style-name="Table13.1">
          <table:table-cell table:style-name="Table13.A2" office:value-type="string">
            <text:p text:style-name="P11"><text:span text:style-name="T25">404</text:span></text:p>
          </table:table-cell>
          <table:table-cell table:style-name="Table13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Invalid parameter",</text:span></text:p>
            <text:p text:style-name="P11"><text:span text:style-name="T12">"</text:span><text:span text:style-name="T26">response_code</text:span><text:span text:style-name="T12">":404}</text:span></text:p>
          </table:table-cell>
        </table:table-row>
        <table:table-row table:style-name="Table13.1">
          <table:table-cell table:style-name="Table13.A2" office:value-type="string">
            <text:p text:style-name="P11"><text:span text:style-name="T25">405</text:span></text:p>
          </table:table-cell>
          <table:table-cell table:style-name="Table13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The user is Inactive from system", "</text:span><text:span text:style-name="T26">response_code</text:span><text:span text:style-name="T12">":405}</text:span></text:p>
          </table:table-cell>
        </table:table-row>
        <table:table-row table:style-name="Table13.1">
          <table:table-cell table:style-name="Table13.A2" office:value-type="string">
            <text:p text:style-name="P11"><text:span text:style-name="T25">406</text:span></text:p>
          </table:table-cell>
          <table:table-cell table:style-name="Table13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Invalid Login",</text:span></text:p>
            <text:p text:style-name="P11"><text:span text:style-name="T12">"</text:span><text:span text:style-name="T26">response_code</text:span><text:span text:style-name="T12">":406}</text:span></text:p>
          </table:table-cell>
        </table:table-row>
        <table:table-row table:style-name="Table13.1">
          <table:table-cell table:style-name="Table13.A2" office:value-type="string">
            <text:p text:style-name="P11"><text:span text:style-name="T25">409</text:span></text:p>
          </table:table-cell>
          <table:table-cell table:style-name="Table13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No Data Found","</text:span><text:span text:style-name="T26">response_code</text:span><text:span text:style-name="T12">":409}</text:span></text:p>
          </table:table-cell>
        </table:table-row>
        <table:table-row table:style-name="Table13.1">
          <table:table-cell table:style-name="Table13.A2" office:value-type="string">
            <text:p text:style-name="P11"><text:span text:style-name="T25">500</text:span></text:p>
          </table:table-cell>
          <table:table-cell table:style-name="Table13.A2" office:value-type="string">
            <text:p text:style-name="P11"><text:span text:style-name="T12">{"</text:span><text:span text:style-name="T26">success</text:span><text:span text:style-name="T12">":false, "</text:span><text:span text:style-name="T26">error</text:span><text:span text:style-name="T12">":"Something went wrong. Please try again later.","</text:span><text:span text:style-name="T26">response_code</text:span><text:span text:style-name="T12">":500}</text:span></text:p>
          </table:table-cell>
        </table:table-row>
      </table:table>
      <text:p text:style-name="P8"/>
      <text:p text:style-name="P21"><text:bookmark text:name="h.vc9rzjqhi75w"/></text:p>
      <text:p text:style-name="P22"><text:bookmark text:name="h.ul02m4486h22"/></text:p>
      <text:p text:style-name="P6"><text:bookmark text:name="h.hq6gr5mmm9kk"/></text:p>
      <text:p text:style-name="P23"><text:bookmark text:name="h.y40m5v4vg0ny"/><text:span text:style-name="T5">Glossary</text:span></text:p>
      <text:h text:style-name="P4" text:outline-level="2"><text:bookmark-start text:name="__RefHeading__1565_1063266691"/><text:bookmark-start text:name="_Toc456363404"/><text:bookmark text:name="h.uk42zio712fb"/><text:span text:style-name="T16">Conventions</text:span><text:bookmark-end text:name="__RefHeading__1565_1063266691"/><text:bookmark-end text:name="_Toc456363404"/></text:h>
      <text:list xml:id="list6296694819763103484" text:style-name="WWNum1">
        <text:list-item>
          <text:p text:style-name="P17"><text:span text:style-name="T10">Client</text:span><text:span text:style-name="T9"> - Client application.</text:span></text:p>
        </text:list-item>
        <text:list-item>
          <text:p text:style-name="P17"><text:span text:style-name="T10">Response Code</text:span><text:span text:style-name="T9"> – Digitattva status code of response.</text:span></text:p>
        </text:list-item>
        <text:list-item>
          <text:p text:style-name="P17"><text:span text:style-name="T9">All the possible responses are listed under ‘Responses’ for each method. Only one of them is issued per request server.</text:span></text:p>
        </text:list-item>
        <text:list-item>
          <text:p text:style-name="P17"><text:span text:style-name="T9">All response is in JSON format.</text:span></text:p>
        </text:list-item>
        <text:list-item>
          <text:p text:style-name="P17"><text:span text:style-name="T9">All request parameters are mandatory unless explicitly marked as </text:span><text:span text:style-name="T27">[optional]</text:span></text:p>
        </text:list-item>
        <text:list-item>
          <text:p text:style-name="P17"><text:span text:style-name="T9">The type of values accepted for a </text:span><text:span text:style-name="T14">request</text:span><text:span text:style-name="T9"> parameter are shown the values column like this </text:span><text:span text:style-name="T17">[</text:span><text:span text:style-name="T30">10</text:span><text:span text:style-name="T17">|&lt;any number&gt;]</text:span><text:span text:style-name="T9"> .The </text:span><text:span text:style-name="T17">|</text:span><text:span text:style-name="T9"> symbol means </text:span><text:span text:style-name="T14">OR</text:span><text:span text:style-name="T9">. If the parameter is </text:span><text:span text:style-name="T27">[optional]</text:span><text:span text:style-name="T28">,</text:span><text:span text:style-name="T9"> the default value is shown in blue bold text, as </text:span><text:span text:style-name="T30">10</text:span><text:span text:style-name="T9"> is written in </text:span><text:span text:style-name="T17">[</text:span><text:span text:style-name="T30">10</text:span><text:span text:style-name="T17">|&lt;any number&gt;]</text:span><text:span text:style-name="T9">.</text:span></text:p>
        </text:list-item>
      </text:list>
      <text:p text:style-name="P8"/>
      <text:p text:style-name="P8"/>
      <text:h text:style-name="P4" text:outline-level="2"><text:bookmark-start text:name="__RefHeading__1567_1063266691"/><text:bookmark-start text:name="_Toc456363405"/><text:bookmark text:name="h.of6ke88xwee4"/><text:span text:style-name="T16">Response Codes</text:span><text:bookmark-end text:name="__RefHeading__1567_1063266691"/><text:bookmark-end text:name="_Toc456363405"/></text:h>
      <text:p text:style-name="P15"><text:span text:style-name="T31">All Response codes are defined by Digitattva. The below ones are used in this API.</text:span></text:p>
      <text:p text:style-name="P8"/>
      <text:p text:style-name="P15"><text:span text:style-name="T20">2XX </text:span><text:span text:style-name="T12">-</text:span><text:span text:style-name="T20"> </text:span><text:span text:style-name="T31">Success of some kind</text:span></text:p>
      <text:p text:style-name="P15"><text:span text:style-name="T25">4XX </text:span><text:span text:style-name="T12">-</text:span><text:span text:style-name="T25"> </text:span><text:span text:style-name="T31">Error occurred in client’s part</text:span></text:p>
      <text:p text:style-name="P15"><text:span text:style-name="T25">5XX </text:span><text:span text:style-name="T12">-</text:span><text:span text:style-name="T25"> </text:span><text:span text:style-name="T31">Error occurred in server’s part</text:span></text:p>
      <text:p text:style-name="P14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5"><text:span text:style-name="T10">Status Code</text:span></text:p>
          </table:table-cell>
          <table:table-cell table:style-name="Table14.A1" office:value-type="string">
            <text:p text:style-name="P15"><text:span text:style-name="T10">Description</text:span></text:p>
          </table:table-cell>
        </table:table-row>
        <table:table-row table:style-name="Table14.1">
          <table:table-cell table:style-name="Table14.A2" office:value-type="string">
            <text:p text:style-name="P15"><text:span text:style-name="T20">200</text:span></text:p>
          </table:table-cell>
          <table:table-cell table:style-name="Table14.A2" office:value-type="string">
            <text:p text:style-name="P15"><text:span text:style-name="T12">OK</text:span></text:p>
          </table:table-cell>
        </table:table-row>
        <table:table-row table:style-name="Table14.1">
          <table:table-cell table:style-name="Table14.A2" office:value-type="string">
            <text:p text:style-name="P15"><text:span text:style-name="T20">201</text:span></text:p>
          </table:table-cell>
          <table:table-cell table:style-name="Table14.A2" office:value-type="string">
            <text:p text:style-name="P15"><text:span text:style-name="T12">Created</text:span></text:p>
          </table:table-cell>
        </table:table-row>
        <table:table-row table:style-name="Table14.1">
          <table:table-cell table:style-name="Table14.A2" office:value-type="string">
            <text:p text:style-name="P15"><text:span text:style-name="T20">202</text:span></text:p>
          </table:table-cell>
          <table:table-cell table:style-name="Table14.A2" office:value-type="string">
            <text:p text:style-name="P15"><text:span text:style-name="T12">Accepted (Request accepted, and queued for execution)</text:span></text:p>
          </table:table-cell>
        </table:table-row>
        <table:table-row table:style-name="Table14.1">
          <table:table-cell table:style-name="Table14.A2" office:value-type="string">
            <text:p text:style-name="P11"><text:span text:style-name="T25">400</text:span></text:p>
          </table:table-cell>
          <table:table-cell table:style-name="Table14.A2" office:value-type="string">
            <text:p text:style-name="P11"><text:span text:style-name="T12">Auth token is missing</text:span></text:p>
          </table:table-cell>
        </table:table-row>
        <table:table-row table:style-name="Table14.1">
          <table:table-cell table:style-name="Table14.A2" office:value-type="string">
            <text:p text:style-name="P11"><text:span text:style-name="T25">401</text:span></text:p>
          </table:table-cell>
          <table:table-cell table:style-name="Table14.A2" office:value-type="string">
            <text:p text:style-name="P11"><text:span text:style-name="T12">Invalid auth token</text:span></text:p>
          </table:table-cell>
        </table:table-row>
        <table:table-row table:style-name="Table14.1">
          <table:table-cell table:style-name="Table14.A2" office:value-type="string">
            <text:p text:style-name="P11"><text:span text:style-name="T25">402</text:span></text:p>
          </table:table-cell>
          <table:table-cell table:style-name="Table14.A2" office:value-type="string">
            <text:p text:style-name="P11"><text:span text:style-name="T12">Auth token Expire</text:span></text:p>
          </table:table-cell>
        </table:table-row>
        <table:table-row table:style-name="Table14.1">
          <table:table-cell table:style-name="Table14.A2" office:value-type="string">
            <text:p text:style-name="P11"><text:span text:style-name="T25">403</text:span></text:p>
          </table:table-cell>
          <table:table-cell table:style-name="Table14.A2" office:value-type="string">
            <text:p text:style-name="P11"><text:span text:style-name="T12">Invalid request</text:span></text:p>
          </table:table-cell>
        </table:table-row>
        <table:table-row table:style-name="Table14.1">
          <table:table-cell table:style-name="Table14.A2" office:value-type="string">
            <text:p text:style-name="P11"><text:span text:style-name="T25">404</text:span></text:p>
          </table:table-cell>
          <table:table-cell table:style-name="Table14.A2" office:value-type="string">
            <text:p text:style-name="P11"><text:span text:style-name="T12">Invalid parameter</text:span></text:p>
          </table:table-cell>
        </table:table-row>
        <table:table-row table:style-name="Table14.1">
          <table:table-cell table:style-name="Table14.A2" office:value-type="string">
            <text:p text:style-name="P11"><text:span text:style-name="T25">405</text:span></text:p>
          </table:table-cell>
          <table:table-cell table:style-name="Table14.A2" office:value-type="string">
            <text:p text:style-name="P11"><text:span text:style-name="T12">The user is Inactive from system</text:span></text:p>
          </table:table-cell>
        </table:table-row>
        <table:table-row table:style-name="Table14.1">
          <table:table-cell table:style-name="Table14.A2" office:value-type="string">
            <text:p text:style-name="P11"><text:span text:style-name="T25">406</text:span></text:p>
          </table:table-cell>
          <table:table-cell table:style-name="Table14.A2" office:value-type="string">
            <text:p text:style-name="P11"><text:span text:style-name="T12">Invalid Login</text:span></text:p>
          </table:table-cell>
        </table:table-row>
        <table:table-row table:style-name="Table14.1">
          <table:table-cell table:style-name="Table14.A2" office:value-type="string">
            <text:p text:style-name="P11"><text:span text:style-name="T25">407</text:span></text:p>
          </table:table-cell>
          <table:table-cell table:style-name="Table14.A2" office:value-type="string">
            <text:p text:style-name="P11"><text:span text:style-name="T12">One Time Password Invalid</text:span></text:p>
          </table:table-cell>
        </table:table-row>
        <table:table-row table:style-name="Table14.1">
          <table:table-cell table:style-name="Table14.A2" office:value-type="string">
            <text:p text:style-name="P11"><text:span text:style-name="T25">408</text:span></text:p>
          </table:table-cell>
          <table:table-cell table:style-name="Table14.A2" office:value-type="string">
            <text:p text:style-name="P11"><text:span text:style-name="T12">One Time Password Expired, please regenerate</text:span></text:p>
          </table:table-cell>
        </table:table-row>
        <table:table-row table:style-name="Table14.1">
          <table:table-cell table:style-name="Table14.A2" office:value-type="string">
            <text:p text:style-name="P11"><text:span text:style-name="T25">409</text:span></text:p>
          </table:table-cell>
          <table:table-cell table:style-name="Table14.A2" office:value-type="string">
            <text:p text:style-name="P11"><text:span text:style-name="T12">No Data Found</text:span></text:p>
          </table:table-cell>
        </table:table-row>
        <table:table-row table:style-name="Table14.1">
          <table:table-cell table:style-name="Table14.A2" office:value-type="string">
            <text:p text:style-name="P15"><text:span text:style-name="T25">500</text:span></text:p>
          </table:table-cell>
          <table:table-cell table:style-name="Table14.A2" office:value-type="string">
            <text:p text:style-name="P15"><text:span text:style-name="T12">Internal Server Error</text:span></text:p>
          </table:table-cell>
        </table:table-row>
      </table:table>
      <text:p text:style-name="P8"/>
      <text:p text:style-name="P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IN" style:font-size-asian="11pt" style:language-asian="en" style:country-asian="IN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fo:color="#000000" style:font-name="Arial" fo:font-size="11pt" fo:language="en" fo:country="IN" style:font-name-asian="Arial3" style:font-size-asian="11pt" style:language-asian="en" style:country-asian="IN" style:font-name-complex="Arial3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next-style-name="Text_20_body" style:default-outline-level="1" style:class="text">
      <style:paragraph-properties fo:margin-top="0.3335in" fo:margin-bottom="0.0835in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next-style-name="Text_20_body" style:default-outline-level="2" style:class="text">
      <style:paragraph-properties fo:margin-top="0.25in" fo:margin-bottom="0.0555in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next-style-name="Text_20_body" style:default-outline-level="3" style:class="text">
      <style:paragraph-properties fo:margin-top="0.1945in" fo:margin-bottom="0.0555in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next-style-name="Text_20_body" style:default-outline-level="4" style:class="text">
      <style:paragraph-properties fo:margin-top="0.1665in" fo:margin-bottom="0.028in" fo:keep-together="always" fo:keep-with-next="always"/>
      <style:text-properties fo:color="#666666" fo:font-style="italic" style:font-style-asian="italic"/>
    </style:style>
    <style:style style:name="Heading_20_5" style:display-name="Heading 5" style:family="paragraph" style:next-style-name="Text_20_body" style:default-outline-level="5" style:class="text">
      <style:paragraph-properties fo:margin-top="0.1528in" fo:margin-bottom="0.028in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next-style-name="Text_20_body" style:default-outline-level="6" style:class="text">
      <style:paragraph-properties fo:margin-top="0.139in" fo:margin-bottom="0.028in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3335in" fo:margin-bottom="0.0835in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3335in" fo:margin-bottom="0in" text:number-lines="false" text:line-number="0"/>
      <style:text-properties fo:color="#365f91" style:font-name="Cambria" fo:font-size="14pt" fo:language="en" fo:country="US" fo:font-weight="bold" style:font-size-asian="14pt" style:language-asian="en" style:country-asian="US" style:font-weight-asian="bold" style:font-name-complex="F" style:font-size-complex="14pt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528in" fo:margin-right="0in" fo:margin-top="0in" fo:margin-bottom="0.0693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font-size="14pt" fo:font-weight="bold" style:font-size-asian="14pt" style:font-weight-asian="bold" style:font-size-complex="14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variant="normal" fo:text-transform="none" fo:color="#000000" style:text-line-through-style="none" style:text-position="0% 100%" fo:font-size="11pt" fo:font-style="normal" style:text-underline-style="none" fo:font-weight="bold" style:font-name-asian="Arial3" style:font-size-asian="11pt" style:font-style-asian="normal" style:font-weight-asian="bold" style:font-name-complex="Arial3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2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2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2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2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2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2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2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2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909in" fo:margin-bottom="1in" fo:margin-left="1in" fo:margin-right="1in" style:writing-mode="lr-tb" style:layout-grid-color="#c0c0c0" style:layout-grid-lines="23899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Web Service</dc:title>
    <dc:subject>web</dc:subject>
    <meta:initial-creator>Digitattva</meta:initial-creator>
    <meta:editing-cycles>104</meta:editing-cycles>
    <meta:creation-date>2016-07-15T09:40:00</meta:creation-date>
    <dc:date>2016-07-26T17:20:39</dc:date>
    <meta:editing-duration>PT2H19M26S</meta:editing-duration>
    <meta:generator>OpenOffice/4.1.1$Unix OpenOffice.org_project/411m6$Build-9775</meta:generator>
    <meta:document-statistic meta:table-count="14" meta:image-count="0" meta:object-count="0" meta:page-count="10" meta:paragraph-count="419" meta:word-count="1100" meta:character-count="8974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